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8" style:family="table-cell" style:parent-style-name="Default">
      <style:text-properties style:font-name="Ubuntu1" fo:font-size="12pt" style:font-size-asian="12pt" style:font-size-complex="12pt"/>
    </style:style>
    <style:style style:name="ce49"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0" style:family="table-cell" style:parent-style-name="Default">
      <style:text-properties fo:color="#00ccff"/>
    </style:style>
    <style:style style:name="ce6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7" style:family="table-cell" style:parent-style-name="Default">
      <style:table-cell-properties fo:background-color="#000000"/>
      <style:text-properties fo:color="#000000"/>
    </style:style>
    <style:style style:name="ce7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9" style:family="table-cell" style:parent-style-name="Default">
      <style:table-cell-properties fo:background-color="#000000"/>
    </style:style>
    <style:style style:name="ce8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3"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ext-properties style:use-window-font-color="true"/>
    </style:style>
    <style:style style:name="ce90"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 , vote</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7" office:value-type="string" calcext:value-type="string">
            <text:p>https://github.com/LazoCoder/Pokemon-Termina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7" office:value-type="string" calcext:value-type="string">
            <text:p>http://html5tes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7" office:value-type="string" calcext:value-type="string">
            <text:p>https://github.com/adityagohad/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7" office:value-type="string" calcext:value-type="string">
            <text:p>https://github.com/Taishi-Y/Music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7" office:value-type="string" calcext:value-type="string">
            <text:p>https://github.com/dizitart/nitrit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7" office:value-type="string" calcext:value-type="string">
            <text:p>https://github.com/Asutosh11/CustomerSupportCh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7" office:value-type="string" calcext:value-type="string">
            <text:p>https://github.com/igniterealtime/Smac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7" office:value-type="string" calcext:value-type="string">
            <text:p>https://igniterealtime.org/projects/sm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7" office:value-type="string" calcext:value-type="string">
            <text:p>https://github.com/volders/Indica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7" office:value-type="string" calcext:value-type="string">
            <text:p>https://github.com/steelkiwi/DotsLoader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7" office:value-type="string" calcext:value-type="string">
            <text:p>https://angelmmiguel.github.io/svg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7" office:value-type="string" calcext:value-type="string">
            <text:p>http://orientdb.com/orientd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7" office:value-type="string" calcext:value-type="string">
            <text:p>http://cmd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7" office:value-type="string" calcext:value-type="string">
            <text:p>http://babun.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7" office:value-type="string" calcext:value-type="string">
            <text:p>https://chocolate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umap.openstreetmap.fr/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7" office:value-type="string" calcext:value-type="string">
            <text:p>https://fr.batchgeo.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7" office:value-type="string" calcext:value-type="string">
            <text:p>https://www.openstreetm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7" office:value-type="string" calcext:value-type="string">
            <text:p>https://developer.android.com/topic/libraries/architecture/room.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7" office:value-type="string" calcext:value-type="string">
            <text:p>https://github.com/safetysystemtechnology/progress-image-view-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7" office:value-type="string" calcext:value-type="string">
            <text:p>http://lynckia.com/li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7" office:value-type="string" calcext:value-type="string">
            <text:p>https://www.appdynamics.f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7" office:value-type="string" calcext:value-type="string">
            <text:p>https://www.splunk.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2" office:value-type="string" calcext:value-type="string">
            <text:p>UI , UX , animations , howto</text:p>
          </table:table-cell>
          <table:table-cell table:style-name="ce37" office:value-type="string" calcext:value-type="string">
            <text:p>https://github.com/mwajeeh/AnimationsPlaygrou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7" office:value-type="string" calcext:value-type="string">
            <text:p>https://github.com/JessYanCoding/Progress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7" office:value-type="string" calcext:value-type="string">
            <text:p>https://github.com/Madrapps/Pikol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7" office:value-type="string" calcext:value-type="string">
            <text:p>https://github.com/jakebonk/Board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1" office:value-type="string" calcext:value-type="string">
            <text:p>news , veille , tuto , site , tool</text:p>
          </table:table-cell>
          <table:table-cell table:style-name="ce37" office:value-type="string" calcext:value-type="string">
            <text:p>https://engineering.tumbl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8" office:value-type="string" calcext:value-type="string">
            <text:p>UI , UX , animations</text:p>
          </table:table-cell>
          <table:table-cell table:style-name="ce37"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7" office:value-type="string" calcext:value-type="string">
            <text:p>https://github.com/gdg-x/hoverboar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7" office:value-type="string" calcext:value-type="string">
            <text:p>https://github.com/gdg-x/zeppe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7" office:value-type="string" calcext:value-type="string">
            <text:p>https://github.com/gdg-x/zeppelin-grun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7" office:value-type="string" calcext:value-type="string">
            <text:p>https://shapeshifter.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7" office:value-type="string" calcext:value-type="string">
            <text:p>https://github.com/Arasthel/SpannedGridLayoutMan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7" office:value-type="string" calcext:value-type="string">
            <text:p>https://github.com/opencv/openc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7" office:value-type="string" calcext:value-type="string">
            <text:p>https://github.com/HugoGresse/AndroidVuMe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7" office:value-type="string" calcext:value-type="string">
            <text:p>https://github.com/ihsanbal/Wi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7" office:value-type="string" calcext:value-type="string">
            <text:p>https://github.com/kannan-anbu/glazy-viewpa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7" office:value-type="string" calcext:value-type="string">
            <text:p>https://protonvp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7"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7" office:value-type="string" calcext:value-type="string">
            <text:p>https://github.com/mozilla-mobil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7" office:value-type="string" calcext:value-type="string">
            <text:p>https://www.mozilla.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7" office:value-type="string" calcext:value-type="string">
            <text:p>https://github.com/n8fr8/orb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7" office:value-type="string" calcext:value-type="string">
            <text:p>https://github.com/guardianproject/Orfo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7" office:value-type="string" calcext:value-type="string">
            <text:p>https://github.com/TheTorProject/ooni-prob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7" office:value-type="string" calcext:value-type="string">
            <text:p>https://www.genesis-mining.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7" office:value-type="string" calcext:value-type="string">
            <text:p>https://www.myetherwalle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7" office:value-type="string" calcext:value-type="string">
            <text:p>https://www.coinbas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2" office:value-type="string" calcext:value-type="string">
            <text:p>logger , logs , debug , crash</text:p>
          </table:table-cell>
          <table:table-cell table:style-name="ce37"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7" office:value-type="string" calcext:value-type="string">
            <text:p>https://kubernetes.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raefik</text:p>
          </table:table-cell>
          <table:table-cell table:style-name="ce19" office:value-type="string" calcext:value-type="string">
            <text:p>HTTP reverse proxy and load balancer made to deploy microservices</text:p>
          </table:table-cell>
          <table:table-cell table:style-name="ce19" office:value-type="string" calcext:value-type="string">
            <text:p>HTTP , reverse proxy , load balancer</text:p>
          </table:table-cell>
          <table:table-cell table:style-name="ce37" office:value-type="string" calcext:value-type="string">
            <text:p>https://traefik.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tcd</text:p>
          </table:table-cell>
          <table:table-cell table:style-name="ce19" office:value-type="string" calcext:value-type="string">
            <text:p>A distributed, reliable key-value store for the most critical data of a distributed system.</text:p>
          </table:table-cell>
          <table:table-cell table:style-name="ce19" office:value-type="string" calcext:value-type="string">
            <text:p>distributed system , data , key value store , storage</text:p>
          </table:table-cell>
          <table:table-cell table:style-name="ce37" office:value-type="string" calcext:value-type="string">
            <text:p>https://coreos.com/etc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cker</text:p>
          </table:table-cell>
          <table:table-cell table:style-name="ce19"/>
          <table:table-cell table:style-name="ce19" office:value-type="string" calcext:value-type="string">
            <text:p>container</text:p>
          </table:table-cell>
          <table:table-cell table:style-name="ce37" office:value-type="string" calcext:value-type="string">
            <text:p>https://www.docker.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Rancher</text:p>
          </table:table-cell>
          <table:table-cell table:style-name="ce19" office:value-type="string" calcext:value-type="string">
            <text:p>Simple, easy-to-use container management</text:p>
          </table:table-cell>
          <table:table-cell table:style-name="ce19" office:value-type="string" calcext:value-type="string">
            <text:p>container</text:p>
          </table:table-cell>
          <table:table-cell table:style-name="ce37" office:value-type="string" calcext:value-type="string">
            <text:p>http://ranch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aday</text:p>
          </table:table-cell>
          <table:table-cell table:style-name="ce22" office:value-type="string" calcext:value-type="string">
            <text:p>Hackaday.io is the world's largest collaborative hardware development community.</text:p>
          </table:table-cell>
          <table:table-cell table:style-name="ce22" office:value-type="string" calcext:value-type="string">
            <text:p>DIY , hack , hackday , hardware , development , community</text:p>
          </table:table-cell>
          <table:table-cell table:style-name="ce37" office:value-type="string" calcext:value-type="string">
            <text:p>https://hackaday.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ectorMaster</text:p>
          </table:table-cell>
          <table:table-cell table:style-name="ce19" office:value-type="string" calcext:value-type="string">
            <text:p><text:s/>Dynamic control over vector drawables!</text:p>
          </table:table-cell>
          <table:table-cell table:style-name="ce19" office:value-type="string" calcext:value-type="string">
            <text:p>SVG , vector , animations</text:p>
          </table:table-cell>
          <table:table-cell table:style-name="ce37" office:value-type="string" calcext:value-type="string">
            <text:p>https://github.com/harjot-oberai/VectorMas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unnyLoader</text:p>
          </table:table-cell>
          <table:table-cell table:style-name="ce19" office:value-type="string" calcext:value-type="string">
            <text:p><text:s/>Loading indicator for android with over 200 random messages</text:p>
          </table:table-cell>
          <table:table-cell table:style-name="ce19" office:value-type="string" calcext:value-type="string">
            <text:p>UI , widget , loader , WTF</text:p>
          </table:table-cell>
          <table:table-cell table:style-name="ce37" office:value-type="string" calcext:value-type="string">
            <text:p>https://github.com/team-supercharge/Funny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 case card view</text:p>
          </table:table-cell>
          <table:table-cell table:style-name="ce19"/>
          <table:table-cell table:style-name="ce19" office:value-type="string" calcext:value-type="string">
            <text:p>UI , intro , tap target , show case</text:p>
          </table:table-cell>
          <table:table-cell table:style-name="ce37" office:value-type="string" calcext:value-type="string">
            <text:p>https://github.com/dimorinny/show-case-card-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RangerPicker</text:p>
          </table:table-cell>
          <table:table-cell table:style-name="ce19"/>
          <table:table-cell table:style-name="ce19" office:value-type="string" calcext:value-type="string">
            <text:p>UI , calendar , date picker</text:p>
          </table:table-cell>
          <table:table-cell table:style-name="ce37" office:value-type="string" calcext:value-type="string">
            <text:p>https://github.com/savvisingh/DateRangePicker</text:p>
          </table:table-cell>
          <table:table-cell table:style-name="ce20" table:number-columns-repeated="21"/>
          <table:table-cell table:number-columns-repeated="230"/>
        </table:table-row>
        <table:table-row table:style-name="ro3" table:number-rows-repeated="21">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4" table:default-cell-style-name="Default"/>
        <table:table-column table:style-name="co5" table:default-cell-style-name="ce60"/>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1">
          <table:covered-table-cell table:number-columns-repeated="4" table:style-name="ce2"/>
          <table:covered-table-cell table:style-name="ce49"/>
          <table:table-cell table:style-name="ce20" table:number-columns-repeated="21"/>
          <table:table-cell table:number-columns-repeated="230"/>
        </table:table-row>
        <table:table-row table:style-name="ro2" table:number-rows-repeated="2">
          <table:table-cell table:style-name="ce3" table:number-columns-repeated="4"/>
          <table:table-cell table:style-name="ce50"/>
          <table:table-cell table:style-name="ce20" table:number-columns-repeated="21"/>
          <table:table-cell table:number-columns-repeated="230"/>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5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52" office:value-type="string" calcext:value-type="string">
            <text:p>http://cyrilmottier.com/2014/08/26/putting-your-apks-on-di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52" office:value-type="string" calcext:value-type="string">
            <text:p>https://drive.google.com/file/d/0B9spdRnukR4EakdPUUxtTUpBME0/view?pli=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52" office:value-type="string" calcext:value-type="string">
            <text:p>https://medium.com/groupon-eng/android-s-multidex-slows-down-app-startup-d9f10b46770f#.dlmgdpq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52" office:value-type="string" calcext:value-type="string">
            <text:p>https://medium.com/@etiennelawlor/layout-tips-for-pre-and-post-lollipop-bcb2e4cdd6b2#.vb6rojw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52" office:value-type="string" calcext:value-type="string">
            <text:p>http://riggaroo.co.za/app-invites-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52" office:value-type="string" calcext:value-type="string">
            <text:p>http://sourcey.com/beautiful-android-login-and-signup-screens-with-material-des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52" office:value-type="string" calcext:value-type="string">
            <text:p>http://blog.octo.com/en/reduce-android-build-du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52" office:value-type="string" calcext:value-type="string">
            <text:p>https://medium.com/google-developer-experts/data-binding-library-great-ui-s-with-less-code-f2575e0c588e#.xvrqq77q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52" office:value-type="string" calcext:value-type="string">
            <text:p>https://medium.com/@tomaszrykala/stable-functional-tests-with-genymotion-gradle-plugin-and-test-specific-product-flavors-4fe4b93f7c8c#.d3bwmzi2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52" office:value-type="string" calcext:value-type="string">
            <text:p>https://medium.com/glucosio-project/integrate-translations-into-development-process-with-travis-and-ci-magic-bdda43c0112f#.1wzovrx4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52" office:value-type="string" calcext:value-type="string">
            <text:p>https://speakerdeck.com/pareshmayani/engineering-android-apps-for-performance-and-qual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52" office:value-type="string" calcext:value-type="string">
            <text:p>http://2015.shake.events/2015/06/22/10-conseils-pour-rendre-votre-presentation-memorabl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52" office:value-type="string" calcext:value-type="string">
            <text:p>https://medium.com/google-developers/introducing-material-design-lite-3ce67098c031#.j3g2wiaz7</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52" office:value-type="string" calcext:value-type="string">
            <text:p>http://es6-feature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5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52" office:value-type="string" calcext:value-type="string">
            <text:p>https://codeforandroid.wordpress.com/2015/02/09/android-sampl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52" office:value-type="string" calcext:value-type="string">
            <text:p><text:a xlink:href="http://www.androidfiguren.de/" xlink:type="simple">http://www.androidfiguren.d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52" office:value-type="string" calcext:value-type="string">
            <text:p>http://testdroid.com/tech/top-5-android-testing-frameworks-with-exampl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52" office:value-type="string" calcext:value-type="string">
            <text:p>http://www.aieaieeye.com/creer-un-bon-logo-dapplication-mobile-pourquoi-commen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52" office:value-type="string" calcext:value-type="string">
            <text:p>https://diasporafoundation.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52" office:value-type="string" calcext:value-type="string">
            <text:p>https://clippingmagic.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52" office:value-type="string" calcext:value-type="string">
            <text:p>http://designrope.com/design/find-stock-photos-dont-suc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52" office:value-type="string" calcext:value-type="string">
            <text:p>http://www.justinmin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52" office:value-type="string" calcext:value-type="string">
            <text:p>https://dakeez.wordpress.com/2011/11/15/5-regles-pour-reussir-son-hackath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52" office:value-type="string" calcext:value-type="string">
            <text:p>https://speakerdeck.com/jakewharton/eliminating-code-overhead-square-hq-2015</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52" office:value-type="string" calcext:value-type="string">
            <text:p>https://medium.com/sketch-app-sources/five-app-prototyping-tools-compared-form-framer-origami-pixate-proto-io-c2acc9062c61#.6szx9q47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52" office:value-type="string" calcext:value-type="string">
            <text:p>http://appscreenshotmak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52" office:value-type="string" calcext:value-type="string">
            <text:p>https://codelabs.developers.google.com/codelabs/Material-Design-Style/index.html#0</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52" office:value-type="string" calcext:value-type="string">
            <text:p>https://www.google.com/design/spec/style/color.html#color-color-palet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52" office:value-type="string" calcext:value-type="string">
            <text:p>http://unicode-table.com/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52" office:value-type="string" calcext:value-type="string">
            <text:p>http://blog.octo.com/en/develop-secured-android-appl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52" office:value-type="string" calcext:value-type="string">
            <text:p>http://www.jsonschema2poj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http://creativecommons.org/choose/ <text:s text:c="6"/>http://creativecommons.fr/licenc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52" office:value-type="string" calcext:value-type="string">
            <text:p>http://stackoverflow.com/questions/871/why-is-git-better-than-subversion <text:s text:c="4"/>http://www.codeforest.net/git-vs-svn https://help.github.com/articles/what-are-the-differences-between-svn-and-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52" office:value-type="string" calcext:value-type="string">
            <text:p>http://www.libtastic.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52" office:value-type="string" calcext:value-type="string">
            <text:p>http://jeremie-martinez.com//2016/02/16/unit-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52" office:value-type="string" calcext:value-type="string">
            <text:p>http://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52" office:value-type="string" calcext:value-type="string">
            <text:p>http://oversimple.fr/tag/dex2jar/ <text:a xlink:href="https://github.com/pxb1988/dex2jar" xlink:type="simple">https://github.com/pxb1988/dex2ja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52" office:value-type="string" calcext:value-type="string">
            <text:p>http://vourkosa.github.io/monetization/2016/03/17/Making-an-app-survive-in-Android-ocean.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52" office:value-type="string" calcext:value-type="string">
            <text:p>http://techtej.blogspot.fr/2011/03/android-thread-constructspart-4.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52" office:value-type="string" calcext:value-type="string">
            <text:p>http://www.thedroidsonroids.com/blog/android/android-flipa-card-animation-exlpained/?utm_source=g123k</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52" office:value-type="string" calcext:value-type="string">
            <text:p>https://droidlinguist.io/#/ho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52" office:value-type="string" calcext:value-type="string">
            <text:p>https://medium.com/@harivigneshjayapalan/android-adding-badge-or-count-to-the-navigation-drawer-84c93af1f4d9#.xnst0zp4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52" office:value-type="string" calcext:value-type="string">
            <text:p>http://www.toolea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52" office:value-type="string" calcext:value-type="string">
            <text:p>http://uxhow.com/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52" office:value-type="string" calcext:value-type="string">
            <text:p><text:a xlink:href="http://choosealicense.com/licenses/" xlink:type="simple">http://choosealicense.com/licenses/</text:a>    <text:a xlink:href="http://choosealicense/" xlink:type="simple">http://choosealicense</text:a>.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52" office:value-type="string" calcext:value-type="string">
            <text:p>https://medium.com/developing-intent/android-developer-important-manifest-checks-8c86064013aa#.b8pdnntb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52" office:value-type="string" calcext:value-type="string">
            <text:p>http://developer.android.com/tools/help/proguar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52" office:value-type="string" calcext:value-type="string">
            <text:p>http://developer.android.com/google/play/licensing/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52" office:value-type="string" calcext:value-type="string">
            <text:p>https://github.com/Juude/awesome-android-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52" office:value-type="string" calcext:value-type="string">
            <text:p>http://gilvegliach.it/?id=1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52" office:value-type="string" calcext:value-type="string">
            <text:p>http://fr.slideshare.net/GuardSquare/eric-lafortune-fighting-application-size-with-proguard-and-beyon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52" office:value-type="string" calcext:value-type="string">
            <text:p>https://blog.prototypr.io/how-we-build-a-solid-base-for-a-material-design-app-a-case-study-3c4925d26d8b#.hmp6pabh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52" office:value-type="string" calcext:value-type="string">
            <text:p>https://www.bignerdranch.com/blog/optimize-battery-life-with-androids-gcm-network-manag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52" office:value-type="string" calcext:value-type="string">
            <text:p>http://fr.slideshare.net/Shaon_sikdar/android-code-convention <text:s text:c="3"/>https://source.android.com/source/code-sty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52" office:value-type="string" calcext:value-type="string">
            <text:p>https://medium.com/@hellotimmutton/combining-vector-drawables-with-day-night-theme-3b89e525475#.6hju4wcc4</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52" office:value-type="string" calcext:value-type="string">
            <text:p>http://blog.soat.fr/2013/07/mockito-ou-comment-faciliter-lecriture-de-tests-unitaires/ <text:s text:c="3"/>https://gojko.net/2009/10/23/mockito-in-six-easy-examp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52" office:value-type="string" calcext:value-type="string">
            <text:p>http://blog.netapsys.fr/etendez-les-fonctionnalites-de-mockito-grace-a-powermock/ <text:s text:c="3"/>https://github.com/jayway/powermo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52" office:value-type="string" calcext:value-type="string">
            <text:p>https://medium.com/@WoloxEngineering/bootstrap-android-opengl-2-0-9ee1107aa4ab#.rhwmv86g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52" office:value-type="string" calcext:value-type="string">
            <text:p>https://medium.com/@lucasurbas/how-to-measure-the-new-bottom-navigation-on-android-2a49cbf76599#.4mgi14cv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52" office:value-type="string" calcext:value-type="string">
            <text:p>https://lambdasoup.com/post/automate_screenshots_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52" office:value-type="string" calcext:value-type="string">
            <text:p>https://medium.com/glucosio-project/backup-restore-a-realm-database-on-google-drive-with-drive-api-c238515a5975#.8836vldb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52"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52" office:value-type="string" calcext:value-type="string">
            <text:p>https://learnxinyminut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52" office:value-type="string" calcext:value-type="string">
            <text:p>https://robots.thoughtbot.com/accessibility-test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52" office:value-type="string" calcext:value-type="string">
            <text:p>http://www.materialdoc.com/bottom-sheet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52" office:value-type="string" calcext:value-type="string">
            <text:p>http://createdineden.com/blog/post/material-design-prototype-tutorial-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52" office:value-type="string" calcext:value-type="string">
            <text:p>http://jeroenmols.com/blog/2016/05/06/methodcou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52" office:value-type="string" calcext:value-type="string">
            <text:p>https://speakerdeck.com/dwursteisen/architecture-decouplee-grace-aux-reactive-extens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52" office:value-type="string" calcext:value-type="string">
            <text:p>http://blog.alexsimo.com/mastering-tools-namespac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52" office:value-type="string" calcext:value-type="string">
            <text:p>https://uxdesign.cc/the-absolute-minimum-android-developers-need-to-know-about-ux-part-1-of-5-cab50bbcf787#.q3qif13f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52" office:value-type="string" calcext:value-type="string">
            <text:p>http://developer.android.com/tools/debugging/annotation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52" office:value-type="string" calcext:value-type="string">
            <text:p>http://cyrilmottier.com/2010/05/27/devenez-le-maitre-des-references-sous-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52" office:value-type="string" calcext:value-type="string">
            <text:p>https://medium.com/google-developers/instant-run-how-does-it-work-294a1633367f#.1rj3uv7j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52" office:value-type="string" calcext:value-type="string">
            <text:p>https://medium.com/exploring-android/introducing-bourbon-dribbble-android-mvp-and-a-common-code-module-1d332a4028b5#.bij04w9z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52" office:value-type="string" calcext:value-type="string">
            <text:p>https://codelabs.developers.google.com/codelabs/android-testing/index.html?index=..%2F..%2Findex#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52" office:value-type="string" calcext:value-type="string">
            <text:p>http://www.tinmegali.com/en/model-view-presenter-android-part-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52" office:value-type="string" calcext:value-type="string">
            <text:p>http://www.thedroidsonroids.com/blog/android/example-realm-mvp-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52" office:value-type="string" calcext:value-type="string">
            <text:p>http://android-developers.blogspot.fr/2016/05/designing-for-multi-windo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52" office:value-type="string" calcext:value-type="string">
            <text:p>https://developer.android.com/guide/practices/screens_suppo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52" office:value-type="string" calcext:value-type="string">
            <text:p>https://developer.android.com/guide/topics/security/permissions.html#normal-dangero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52" office:value-type="string" calcext:value-type="string">
            <text:p>https://nimbledroi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52" office:value-type="string" calcext:value-type="string">
            <text:p>https://medium.com/google-developers/building-a-responsive-ui-in-android-7dc7e4efcbb3#.6k5j9wcb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52" office:value-type="string" calcext:value-type="string">
            <text:p>https://www.bignerdranch.com/blog/choosing-the-right-background-scheduler-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52" office:value-type="string" calcext:value-type="string">
            <text:p>https://developer.android.com/distribute/tools/promote/device-ar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52" office:value-type="string" calcext:value-type="string">
            <text:p>https://github.com/hitherejoe/Constrai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52" office:value-type="string" calcext:value-type="string">
            <text:p>https://github.com/lgvalle/Material-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52" office:value-type="string" calcext:value-type="string">
            <text:p>https://medium.com/@marxallski/from-bottomsheetbehavior-to-anchorsheetbehavior-262ad7997286#.a1qvo1dq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52" office:value-type="string" calcext:value-type="string">
            <text:p>http://ivankocijan.xyz/writing-a-maintainable-custom-view-i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52" office:value-type="string" calcext:value-type="string">
            <text:p>https://www.novoda.com/blog/leaner-apks-with-custom-asset-min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52" office:value-type="string" calcext:value-type="string">
            <text:p>https://medium.com/@workingkills/understanding-the-renderthread-4dc17bcaf979#.5vstqpc5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52" office:value-type="string" calcext:value-type="string">
            <text:p>https://medium.com/@ali.muzaffar/android-why-your-canvas-shapes-arent-smooth-aa2a3f450eb5#.f7396l5b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52" office:value-type="string" calcext:value-type="string">
            <text:p>https://medium.com/@mustafa01ali/android-constraintlayout-friends-1b8299ab4340#.eaf8wgsfj</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52" office:value-type="string" calcext:value-type="string">
            <text:p>https://medium.com/android-news/building-an-android-app-using-the-mvp-pattern-model-view-presenter-e38822bcece7#.v8o6rxa3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52" office:value-type="string" calcext:value-type="string">
            <text:p>https://www.cossacklabs.com/choose-android-crypto.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52" office:value-type="string" calcext:value-type="string">
            <text:p>https://medium.com/@JakobUlbrich/building-a-settings-screen-for-android-part-3-ae9793fd31ec#.gvbtrbmo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53" office:value-type="string" calcext:value-type="string">
            <text:p>https://design.google.com/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53" office:value-type="string" calcext:value-type="string">
            <text:p>http://cyrilmottier.com/2016/06/20/launch-screens-from-a-tap-to-your-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53" office:value-type="string" calcext:value-type="string">
            <text:p>https://www.neo-nomade.com/index.ph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53" office:value-type="string" calcext:value-type="string">
            <text:p>http://www.freeformatter.com/mime-types-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53" office:value-type="string" calcext:value-type="string">
            <text:p>http://crushingcode.co/the-curious-case-of-dependency-conflic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53" office:value-type="string" calcext:value-type="string">
            <text:p>https://medium.com/freenet-engineering/memory-leaks-in-android-identify-treat-and-avoid-d0b1233acc8#.t8h8smz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53" office:value-type="string" calcext:value-type="string">
            <text:p>https://medium.freecodecamp.com/how-to-use-bitmap-pool-in-android-56c71a55533c#.5phj8qo2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53" office:value-type="string" calcext:value-type="string">
            <text:p>https://medium.com/@amitshekhar/android-app-performance-tips-b2da3396162b#.6zwcjp95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53" office:value-type="string" calcext:value-type="string">
            <text:p>https://myactivity.google.com/myactiv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53" office:value-type="string" calcext:value-type="string">
            <text:p>https://www.google.com/maps/timelin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53" office:value-type="string" calcext:value-type="string">
            <text:p>https://www.google.com/settings/dashboard?hl=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53" office:value-type="string" calcext:value-type="string">
            <text:p>https://myaccount.google.com/?utm_source=OG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53" office:value-type="string" calcext:value-type="string">
            <text:p>https://doc.ubuntu-fr.org/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53" office:value-type="string" calcext:value-type="string">
            <text:p>https://doc.ubuntu-fr.org/cryptsetu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53" office:value-type="string" calcext:value-type="string">
            <text:p>https://www.torproject.org/projects/torbrowser.html.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53" office:value-type="string" calcext:value-type="string">
            <text:p>http://www.cyanogenmo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53" office:value-type="string" calcext:value-type="string">
            <text:p>https://archlinux.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53" office:value-type="string" calcext:value-type="string">
            <text:p>https://www.linuxmi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53" office:value-type="string" calcext:value-type="string">
            <text:p>https://keybase.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53" office:value-type="string" calcext:value-type="string">
            <text:p>https://www.mailvelop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53" office:value-type="string" calcext:value-type="string">
            <text:p>https://protonmail.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53" office:value-type="string" calcext:value-type="string">
            <text:p>https://spideroa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53" office:value-type="string" calcext:value-type="string">
            <text:p>https://crypto.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53" office:value-type="string" calcext:value-type="string">
            <text:p>http://www.bleep.p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53" office:value-type="string" calcext:value-type="string">
            <text:p>https://www.epicbrows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53" office:value-type="string" calcext:value-type="string">
            <text:p>http://greenrobot.org/android/benchmarking-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53" office:value-type="string" calcext:value-type="string">
            <text:p>https://speakerdeck.com/cyrilmottier/deep-dive-into-android-state-restor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53" office:value-type="string" calcext:value-type="string">
            <text:p>https://developer.android.com/about/dashboard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4" office:value-type="string" calcext:value-type="string">
            <text:p>http://www.upsight.com</text:p>
          </table:table-cell>
          <table:table-cell table:style-name="ce20" table:number-columns-repeated="21"/>
          <table:table-cell table:number-columns-repeated="230"/>
        </table:table-row>
        <table:table-row table:style-name="ro6">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4" office:value-type="string" calcext:value-type="string">
            <text:p>https://www.apteligen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4" office:value-type="string" calcext:value-type="string">
            <text:p>https://www.owasp.org/index.php/Certificate_and_Public_Key_Pinning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4" office:value-type="string" calcext:value-type="string">
            <text:p>https://developer.android.com/training/articles/security-ss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4" office:value-type="string" calcext:value-type="string">
            <text:p>https://developer.android.com/training/multiscreen/screensize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4" office:value-type="string" calcext:value-type="string">
            <text:p>http://www.gsmaren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4" office:value-type="string" calcext:value-type="string">
            <text:p>http://www.phoneare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53" office:value-type="string" calcext:value-type="string">
            <text:p>https://www.unitag.io/fr/qr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53" office:value-type="string" calcext:value-type="string">
            <text:p>http://blog.karumi.com/how-not-to-become-a-public-enemy-part-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53" office:value-type="string" calcext:value-type="string">
            <text:p>http://blog.blundellapps.co.uk/tut-programmatically-create-a-rippledrawable-of-any-col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53" office:value-type="string" calcext:value-type="string">
            <text:p>https://developer.android.com/training/best-backgroun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53" office:value-type="string" calcext:value-type="string">
            <text:p>https://medium.com/android-news/tagged/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53" office:value-type="string" calcext:value-type="string">
            <text:p>https://medium.com/groupon-eng/better-android-intents-with-dart-henson-1ca9179394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53" office:value-type="string" calcext:value-type="string">
            <text:p>https://blog.codinghorror.com/the-big-ball-of-mud-and-other-architectural-disaster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53" office:value-type="string" calcext:value-type="string">
            <text:p>https://medium.com/fuzz/howdy-rxjava-8f40fef88181#.sqfdlgy5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53" office:value-type="string" calcext:value-type="string">
            <text:p>https://stfalcon.com/en/blog/post/android-websock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53" office:value-type="string" calcext:value-type="string">
            <text:p>https://medium.com/google-developers/timing-is-everything-8218b8df5485#.mk0b3s4x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53" office:value-type="string" calcext:value-type="string">
            <text:p>http://blog.octo.com/en/identify-performance-issues-in-your-android-applic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53" office:value-type="string" calcext:value-type="string">
            <text:p>https://medium.com/@nileshjarad/why-developers-scared-to-refactor-code-47efd1b854e7#.w15pydp4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53" office:value-type="string" calcext:value-type="string">
            <text:p>https://medium.com/@octskyward/why-kotlin-is-my-next-programming-language-c25c001e26e3#.ttk52j1bf</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53" office:value-type="string" calcext:value-type="string">
            <text:p>https://kotlinlang.org/docs/reference/comparison-to-scala.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53" office:value-type="string" calcext:value-type="string">
            <text:p>https://kotlinlang.org/docs/reference/comparison-to-java.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53" office:value-type="string" calcext:value-type="string">
            <text:p>http://canius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53" office:value-type="string" calcext:value-type="string">
            <text:p>https://whatwebcando.toda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53" office:value-type="string" calcext:value-type="string">
            <text:p>http://blog.js-republ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53" office:value-type="string" calcext:value-type="string">
            <text:p>https://medium.com/fuzz/getting-the-most-out-of-crashlytics-380afb703876#.rfdhba71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53" office:value-type="string" calcext:value-type="string">
            <text:p>https://blog.codinghorror.com/code-smell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53" office:value-type="string" calcext:value-type="string">
            <text:p>http://blog.js-republic.com/avec-uncss-mettez-au-regime-vos-feuilles-de-style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53" office:value-type="string" calcext:value-type="string">
            <text:p>https://necolas.github.io/normalize.cs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53" office:value-type="string" calcext:value-type="string">
            <text:p>http://getskeleton.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5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5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53" office:value-type="string" calcext:value-type="string">
            <text:p>http://www.tiobe.com/tiobe-index/</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53" office:value-type="string" calcext:value-type="string">
            <text:p>http://pypl.github.io/PYPL.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53" office:value-type="string" calcext:value-type="string">
            <text:p>https://medium.com/@nileshjarad/how-to-do-tdd-in-android-90f013d91d7f#.kjz090nd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53" office:value-type="string" calcext:value-type="string">
            <text:p>https://www.codevate.com/blog/13-better-android-software-development-mvvm-with-rxjav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53" office:value-type="string" calcext:value-type="string">
            <text:p>https://nirajrules.wordpress.com/2009/07/18/mvc-vs-mvp-vs-mvv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53" office:value-type="string" calcext:value-type="string">
            <text:p>https://www.linkedin.com/pulse/difference-between-mvc-mvp-mvvm-swapneel-salunkh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53" office:value-type="string" calcext:value-type="string">
            <text:p>http://jeroenmols.com/blog/2016/08/03/copyrigh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53" office:value-type="string" calcext:value-type="string">
            <text:p>https://developers.google.com/awarenes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53" office:value-type="string" calcext:value-type="string">
            <text:p>http://www.devicespecifications.com/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53" office:value-type="string" calcext:value-type="string">
            <text:p>http://duoskin.media.mit.ed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office:value-type="string" calcext:value-type="string">
            <text:p>Flutter is a new mobile app SDK to help developers and designers build modern mobile apps for iOS and Android.</text:p>
          </table:table-cell>
          <table:table-cell table:style-name="ce21" office:value-type="string" calcext:value-type="string">
            <text:p>UI , interfaces , x-platform , Android , iOS</text:p>
          </table:table-cell>
          <table:table-cell table:style-name="ce53" office:value-type="string" calcext:value-type="string">
            <text:p>https://flutte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53" office:value-type="string" calcext:value-type="string">
            <text:p>http://www.justinmin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53" office:value-type="string" calcext:value-type="string">
            <text:p>https://en.wikipedia.org/wiki/Graphics_display_resolu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53" office:value-type="string" calcext:value-type="string">
            <text:p>https://source.android.com/source/code-sty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53" office:value-type="string" calcext:value-type="string">
            <text:p>https://github.com/bufferapp/android-guidelines/blob/master/project_style_guidelines.m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53" office:value-type="string" calcext:value-type="string">
            <text:p>https://www.packtp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53" office:value-type="string" calcext:value-type="string">
            <text:p>https://hackerlists.com/android-reverse-engineering-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53" office:value-type="string" calcext:value-type="string">
            <text:p>http://siis.cse.psu.edu/dare/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53" office:value-type="string" calcext:value-type="string">
            <text:p>http://dedexer.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53" office:value-type="string" calcext:value-type="string">
            <text:p>https://www.nccgroup.trust/us/about-us/resources/intent-sniff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53" office:value-type="string" calcext:value-type="string">
            <text:p>http://www.benf.org/other/c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53" office:value-type="string" calcext:value-type="string">
            <text:p>http://varaneckas.com/jad/</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53" office:value-type="string" calcext:value-type="string">
            <text:p>https://toggl.com/developer-methods-infograph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53" office:value-type="string" calcext:value-type="string">
            <text:p>https://medium.com/@juanchosaravia/learn-kotlin-while-developing-an-android-app-introduction-567e21ff9664#.4izg7j9n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53" office:value-type="string" calcext:value-type="string">
            <text:p>https://material.google.com/growth-communications/feature-discovery.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53" office:value-type="string" calcext:value-type="string">
            <text:p>https://lewismcgeary.github.io/posts/animated-vector-drawable-pathMorphin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53"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53" office:value-type="string" calcext:value-type="string">
            <text:p>http://www.phonandroid.com/ecrans-amoled-vs-ips-qui-offre-meilleure-qualite-affichage.htm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53" office:value-type="string" calcext:value-type="string">
            <text:p>http://www.androidpit.fr/difference-lcd-tft-amoled-retin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53" office:value-type="string" calcext:value-type="string">
            <text:p>https://pwa.ro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53" office:value-type="string" calcext:value-type="string">
            <text:p>http://www.zdnet.fr/actualites/les-editeurs-d-antivirus-android-leurs-mensonges-et-leurs-secrets-39769784.ht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53" office:value-type="string" calcext:value-type="string">
            <text:p>https://medium.com/keepsafe-engineering/lessons-from-converting-an-app-to-100-kotlin-68984a05dcb6#.3rmy7agw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53" office:value-type="string" calcext:value-type="string">
            <text:p><text:a xlink:href="https://speakerdeck.com/flankerhqd/escaping-the-sandbox-by-not-breaking-it" xlink:type="simple">https://speakerdeck.com/flankerhqd/escaping-the-sandbox-by-not-breaking-it</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53" office:value-type="string" calcext:value-type="string">
            <text:p>https://www.atlassian.com/git/tutorials/learn-git-with-bitbucket-clou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53" office:value-type="string" calcext:value-type="string">
            <text:p>https://www.qualcomm.com/products/snapdragon/processor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53" office:value-type="string" calcext:value-type="string">
            <text:p>http://android-foundry.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53" office:value-type="string" calcext:value-type="string">
            <text:p>http://www.hypepul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53" office:value-type="string" calcext:value-type="string">
            <text:p>https://www.futuremark.com/benchmarks/pcmark</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53" office:value-type="string" calcext:value-type="string">
            <text:p>https://www.gamebench.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53" office:value-type="string" calcext:value-type="string">
            <text:p>https://medium.com/keepsafe-engineering/kotlin-the-good-the-bad-and-the-ugly-bf5f09b87e6f#.nbl0pt294</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53" office:value-type="string" calcext:value-type="string">
            <text:p>https://speakerdeck.com/francois_blavoet/and-then-my-phone-became-smarter-a-journey-into-the-awarenes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53" office:value-type="string" calcext:value-type="string">
            <text:p>https://fr.dreams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3" office:value-type="string" calcext:value-type="string">
            <text:p>http://socialcompare.com/fr/comparison/android-versions-compari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53" office:value-type="string" calcext:value-type="string">
            <text:p>https://medium.com/yplan-eng/stop-ignoring-android-lint-use-it-8a8ee2ca6af8#.91gmqdks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53" office:value-type="string" calcext:value-type="string">
            <text:p>https://devknox.io/documenta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List_of_programming_languages_by_ty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53" office:value-type="string" calcext:value-type="string">
            <text:p>https://en.wikipedia.org/wiki/Programming_paradigm</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53" office:value-type="string" calcext:value-type="string">
            <text:p>https://www.youtube.com/watch?v=tnj2uoTwev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53" office:value-type="string" calcext:value-type="string">
            <text:p>https://kotlinlang.org/docs/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53"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53" office:value-type="string" calcext:value-type="string">
            <text:p>https://developer.android.com/guide/topics/renderscript/compute.html</text:p>
          </table:table-cell>
          <table:table-cell table:style-name="ce20" table:number-columns-repeated="21"/>
          <table:table-cell table:number-columns-repeated="230"/>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53" office:value-type="string" calcext:value-type="string">
            <text:p>https://developer.android.com/ndk/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53" office:value-type="string" calcext:value-type="string">
            <text:p>https://realm.io/news/altconf-nikita-lutsenko-objc-swift-interoperability/</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53" office:value-type="string" calcext:value-type="string">
            <text:p>https://speakerdeck.com/marcpoppleton/k-for-kotlin</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53" office:value-type="string" calcext:value-type="string">
            <text:p>http://antonioleiva.com/kotlin-awesome-tricks-for-android/</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53" office:value-type="string" calcext:value-type="string">
            <text:p>https://beaufortfrancois.github.io/sandbox/physical-web/url-validato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53" office:value-type="string" calcext:value-type="string">
            <text:p>http://www.marcus-biel.com/getters-and-setters-are-evil/?utm_content=buffer27e5f&amp;utm_medium=social&amp;utm_source=twitter.com&amp;utm_campaign=buffer</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53" office:value-type="string" calcext:value-type="string">
            <text:p>http://www.martinfowler.com/bliki/AnemicDomainModel.html</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53" office:value-type="string" calcext:value-type="string">
            <text:p>https://blog.golang.org/</text:p>
          </table:table-cell>
          <table:table-cell table:style-name="ce20" table:number-columns-repeated="21"/>
          <table:table-cell table:number-columns-repeated="230"/>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53" office:value-type="string" calcext:value-type="string">
            <text:p>https://www.sitepoint.com/ios-and-android-programming-with-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53" office:value-type="string" calcext:value-type="string">
            <text:p>https://github.com/golang/go/wiki/Mobile</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53" office:value-type="string" calcext:value-type="string">
            <text:p>https://medium.com/@huynhquangthao/android-heap-allocation-zero-to-one-a986b61f66b6#.hatke64i7</text:p>
          </table:table-cell>
          <table:table-cell table:style-name="ce20" table:number-columns-repeated="21"/>
          <table:table-cell table:number-columns-repeated="230"/>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53" office:value-type="string" calcext:value-type="string">
            <text:p>http://www.scala-lang.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53" office:value-type="string" calcext:value-type="string">
            <text:p>http://macroid.github.io/ScalaOnAndroid.html</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53" office:value-type="string" calcext:value-type="string">
            <text:p>http://lorempixel.com/</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53" office:value-type="string" calcext:value-type="string">
            <text:p>http://www.groovy-lang.org/</text:p>
          </table:table-cell>
          <table:table-cell table:style-name="ce20" table:number-columns-repeated="21"/>
          <table:table-cell table:number-columns-repeated="230"/>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53" office:value-type="string" calcext:value-type="string">
            <text:p>http://fr.slideshare.net/sascha_klein/android-on-groovygr8-4898980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53" office:value-type="string" calcext:value-type="string">
            <text:p>https://speakerdeck.com/player/e8e58fc0cdee0131f20616308848c4b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53" office:value-type="string" calcext:value-type="string">
            <text:p>http://www.androidcentral.com/heres-thing-about-dark-themes-and-battery-savin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53" office:value-type="string" calcext:value-type="string">
            <text:p>https://projectbloks.withgoogl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53" office:value-type="string" calcext:value-type="string">
            <text:p>https://www.bignerdranch.com/blog/android-activity-lifecycle-onSt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53" office:value-type="string" calcext:value-type="string">
            <text:p>http://fontawesom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53" office:value-type="string" calcext:value-type="string">
            <text:p>http://blog.nimbledroid.com/2016/09/06/stop-memory-leak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39" office:value-type="string" calcext:value-type="string">
            <text:p>http://blog.nimbledroid.com/2016/05/23/memory-leak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39" office:value-type="string" calcext:value-type="string">
            <text:p>http://ohshitgi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39" office:value-type="string" calcext:value-type="string">
            <text:p>https://medium.com/@nullthemall/sort-sortedlist-by-different-criteria-812003ba6f1#.se6jkr3m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39" office:value-type="string" calcext:value-type="string">
            <text:p>https://medium.com/google-developer-experts/firebase-analytics-vs-google-analytics-b2010f34d2bb#.g1it8ejc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39" office:value-type="string" calcext:value-type="string">
            <text:p>https://medium.com/google-developer-experts/firebase-crash-reporting-vs-crashlytics-a6c287c4b792#.bo0dqi2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39" office:value-type="string" calcext:value-type="string">
            <text:p>https://medium.com/@BladeCoder/implementing-a-modal-selection-helper-for-recyclerview-1e888b4cd5b9#.dl6wvqat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39" office:value-type="string" calcext:value-type="string">
            <text:p>https://stanfy.com/blog/build-and-run-android-from-aosp-source-code-to-a-nexus-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3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39" office:value-type="string" calcext:value-type="string">
            <text:p>http://freesoun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39" office:value-type="string" calcext:value-type="string">
            <text:p>http://crushingcode.co/update-dependencies-code-repe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39" office:value-type="string" calcext:value-type="string">
            <text:p>http://crushingcode.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39" office:value-type="string" calcext:value-type="string">
            <text:p>https://medium.com/@andkulikov/support-library-for-transitions-overview-and-comparison-c41be713cf8c#.kvaqpbrb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39" office:value-type="string" calcext:value-type="string">
            <text:p>http://www.jayrambhia.com/blog/android-viewpager-cards-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39" office:value-type="string" calcext:value-type="string">
            <text:p>https://medium.com/exploring-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39" office:value-type="string" calcext:value-type="string">
            <text:p>https://crisp.im/blog/why-you-should-never-use-firebase-realtime-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39" office:value-type="string" calcext:value-type="string">
            <text:p>https://renaudcerrato.github.io/2016/09/15/is-your-custom-view-interactive-a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39" office:value-type="string" calcext:value-type="string">
            <text:p>https://android.jlelse.eu/realm-its-all-about-the-choices-we-make-7c2fe380ecd8#.2a3i48y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9" office:value-type="string" calcext:value-type="string">
            <text:p>https://medium.com/@passsy/thirtyinch-a-new-mvp-library-for-android-bd1a27262fd6#.npwnk7pw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39" office:value-type="string" calcext:value-type="string">
            <text:p>http://fr.slideshare.net/geisshirt/tips-and-tricks-for-building-high-performance-android-apps-using-native-co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39" office:value-type="string" calcext:value-type="string">
            <text:p>http://www.vogella.com/tutorials/AndroidServices/articl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39" office:value-type="string" calcext:value-type="string">
            <text:p>https://medium.com/@aitorvs/annotation-processing-in-android-studio-7042ccb83024#.xkv7myxm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39" office:value-type="string" calcext:value-type="string">
            <text:p>https://stanfy.com/blog/testing-of-android-custom-firmwa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39" office:value-type="string" calcext:value-type="string">
            <text:p>https://developer.android.com/guide/components/bound-servic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39" office:value-type="string" calcext:value-type="string">
            <text:p>https://medium.com/square-corner-blog/a-journey-on-the-android-main-thread-psvm-55b2238ace2b#.2x8jgq5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39" office:value-type="string" calcext:value-type="string">
            <text:p>https://medium.com/@rotxed/going-multiprocess-on-android-52975ed8863c#.p6llxos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39" office:value-type="string" calcext:value-type="string">
            <text:p>https://android.jlelse.eu/8-ways-to-do-asynchronous-processing-in-android-and-counting-f634dc6fae4e#.paypysdz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39" office:value-type="string" calcext:value-type="string">
            <text:p>http://pierrchen.blogspot.fr/2016/09/an-walk-through-of-android-uidgid-based.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39" office:value-type="string" calcext:value-type="string">
            <text:p>https://blog.devdroids.com/avoid-bugs-with-androids-lint-87d8804ddf55#.lajt8ts2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39" office:value-type="string" calcext:value-type="string">
            <text:p>https://degooglisons-internet.org/list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39" office:value-type="string" calcext:value-type="string">
            <text:p>https://speakerdeck.com/devunwired/digging-into-android-system-ser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39" office:value-type="string" calcext:value-type="string">
            <text:p>http://www.codenewbie.org/blogs/object-oriented-programming-vs-functional-program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39" office:value-type="string" calcext:value-type="string">
            <text:p>https://stfalcon.com/en/blog/post/learning-android-gestur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39" office:value-type="string" calcext:value-type="string">
            <text:p>http://www.ssaurel.com/blog/create-a-matrix-effec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39" office:value-type="string" calcext:value-type="string">
            <text:p>https://blog.devdroids.com/ingredients-for-a-foolproof-ci-for-android-projects-9f34ec36fcc8#.w1cb7r71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39" office:value-type="string" calcext:value-type="string">
            <text:p>https://blog.devdroids.com/avoid-bugs-with-androids-lint-87d8804ddf55#.vqokh9gh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3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39" office:value-type="string" calcext:value-type="string">
            <text:p>https://shirleyalmosni.wordpress.com/2016/10/08/immersion-dans-la-tete-dun-developpe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39" office:value-type="string" calcext:value-type="string">
            <text:p>https://medium.jechercheundev.fr/d%C3%A9veloppeurs-apprendre-est-notre-m%C3%A9tier-42b32a52807e#.27l3rp9a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39" office:value-type="string" calcext:value-type="string">
            <text:p>https://medium.com/square-corner-blog/android-leak-pattern-subscriptions-in-views-18f0860aa74c#.cdbv38by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39" office:value-type="string" calcext:value-type="string">
            <text:p>https://medium.com/@Zhuinden/designing-the-schema-of-realm-effectively-and-other-realm-tips-feb76c5b6072#.v9vgwiha1</text:p>
          </table:table-cell>
          <table:table-cell table:style-name="ce20" table:number-columns-repeated="21"/>
          <table:table-cell table:number-columns-repeated="230"/>
        </table:table-row>
        <table:table-row table:style-name="ro6">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39" office:value-type="string" calcext:value-type="string">
            <text:p>https://www.edouard-marquez.me/blog/android-direct-boo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39" office:value-type="string" calcext:value-type="string">
            <text:p>https://uxdesign.cc/a-crash-course-in-ux-design-research-ea00c3307c82#.o968lt80z</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39" office:value-type="string" calcext:value-type="string">
            <text:p>http://qz.com/230998/how-to-run-a-team-of-people-who-never-see-each-oth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39" office:value-type="string" calcext:value-type="string">
            <text:p>https://medium.com/@imran_parvez/designing-settings-b2a96878961b#.4kvkqwc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39" office:value-type="string" calcext:value-type="string">
            <text:p>http://www.webdesignerdepot.com/2015/04/how-to-perfect-your-ux-with-persona-scenario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39" office:value-type="string" calcext:value-type="string">
            <text:p>https://uxplanet.org/dark-side-of-ui-benefits-of-dark-background-12f560bf7165#.hr59bk8cj</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39" office:value-type="string" calcext:value-type="string">
            <text:p>http://www.norse-cor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39" office:value-type="string" calcext:value-type="string">
            <text:p>http://wearedata.watchdog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3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39" office:value-type="string" calcext:value-type="string">
            <text:p>https://medium.com/@nelmerrosario/android-wear-design-code-2-eb2899d12342#.bslas92n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5" office:value-type="string" calcext:value-type="string">
            <text:p>http://www.stkent.com/2016/10/07/proguardfiles-a-cautionary-tal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5" office:value-type="string" calcext:value-type="string">
            <text:p>https://github.com/brunodles/GradleHelpe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5" office:value-type="string" calcext:value-type="string">
            <text:p>http://www.frandroid.com/dossiers/383586_tout-ce-quil-faut-savoir-sur-les-soc-et-processeurs-mobi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5" office:value-type="string" calcext:value-type="string">
            <text:p>https://medium.com/swlh/the-full-stack-developer-is-a-myth-4e3fb9c25867#.xce5piwl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5" office:value-type="string" calcext:value-type="string">
            <text:p>https://catinean.com/2016/10/20/exploring-android-nougat-7-1-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5" office:value-type="string" calcext:value-type="string">
            <text:p>https://medium.com/startup-grind/bye-bye-burger-5bd963806015#.nrzxqnbh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5" office:value-type="string" calcext:value-type="string">
            <text:p>https://medium.com/@jonfhancock/bash-your-way-to-better-android-development-1169bc3e0424#.k8u0c2wfy</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5" office:value-type="string" calcext:value-type="string">
            <text:p>https://material.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5" office:value-type="string" calcext:value-type="string">
            <text:p>https://material.io/dev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5" office:value-type="string" calcext:value-type="string">
            <text:p>https://tips.seebrock3r.me/annotations-to-support-your-contracts-609ff259d5df#.hs1ynky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5" office:value-type="string" calcext:value-type="string">
            <text:p>https://blog.jetbrains.com/idea/2013/10/better-control-flow-analysis-with-contract-annotations-and-intellij-idea-1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5" office:value-type="string" calcext:value-type="string">
            <text:p>https://blog.joaquimley.com/avenging-android-mvp-23461aebe9b5#.j8f437rc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5" office:value-type="string" calcext:value-type="string">
            <text:p>https://medium.com/@manuelvicnt/rxjava-android-mvvm-app-structure-with-retrofit-a5605fa32c00#.b6ujozma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5" office:value-type="string" calcext:value-type="string">
            <text:p>http://crushingcode.co/do-you-like-to-ad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5" office:value-type="string" calcext:value-type="string">
            <text:p>https://github.com/nolanlawson/pokedex.org</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5" office:value-type="string" calcext:value-type="string">
            <text:p>https://medium.com/@jrejaud/developing-for-android-vs-ios-navigation-patterns-c0e11286562c#.k5jfewsa8</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5" office:value-type="string" calcext:value-type="string">
            <text:p>https://speakerdeck.com/sdeleuze/developing-reactive-applications-with-reactive-streams-and-java-8</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5" office:value-type="string" calcext:value-type="string">
            <text:p>https://speakerdeck.com/jeremiemartinez/devops-sur-android-from-one-git-push-to-a-play-store-relea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5" office:value-type="string" calcext:value-type="string">
            <text:p>https://speakerdeck.com/goetter/flexbox-place-a-la-gueule-de-bo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5" office:value-type="string" calcext:value-type="string">
            <text:p>http://blog.vincentogloblinsky.com/devfest-2016-tree-shaking-slid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5" office:value-type="string" calcext:value-type="string">
            <text:p>http://www.slideshare.net/Matt_Gio/design-sprint-devfest-nantes-2016</text:p>
          </table:table-cell>
          <table:table-cell table:style-name="ce20"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5" office:value-type="string" calcext:value-type="string">
            <text:p>https://docs.google.com/presentation/d/1x4Z61vRWkWEbYLsWjcHIylHLHRlajLmPTdMCJi_Tyhg/edit#slide=id.g17d09711c0_2_8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5" office:value-type="string" calcext:value-type="string">
            <text:p>https://speakerdeck.com/gillespie59/angular2-et-les-standards-du-we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5" office:value-type="string" calcext:value-type="string">
            <text:p>http://fr.slideshare.net/Nilhcem/the-2016-android-developer-toolbox-nant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5" office:value-type="string" calcext:value-type="string">
            <text:p>https://speakerdeck.com/olivierguillet/devfest-nantes-2016-de-la-realite-virtuelle-dans-nos-navigateurs-en-route-vers-le-metavers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5" office:value-type="string" calcext:value-type="string">
            <text:p>https://medium.com/google-developer-experts/finally-understanding-how-references-work-in-android-and-java-26a0d9c92f83#.fsjokaiz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5" office:value-type="string" calcext:value-type="string">
            <text:p>https://developers.google.com/web/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5" office:value-type="string" calcext:value-type="string">
            <text:p>https://frank.taillandier.me/2016/06/28/que-sont-les-progressive-web-app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5" office:value-type="string" calcext:value-type="string">
            <text:p>https://pwa.rocks/</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5" office:value-type="string" calcext:value-type="string">
            <text:p>https://www.smashingmagazine.com/2016/08/a-beginners-guide-to-progressive-web-app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4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5" office:value-type="string" calcext:value-type="string">
            <text:p>http://blog.ionic.io/what-is-a-progressive-web-app/</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5" office:value-type="string" calcext:value-type="string">
            <text:p>https://www.vectoropenstock.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5" office:value-type="string" calcext:value-type="string">
            <text:p>https://www.smashingmagazine.com/2016/10/icons-as-part-of-a-great-user-experienc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5" office:value-type="string" calcext:value-type="string">
            <text:p>http://mediatemple.net/blog/tips/carousels-dont-have-to-be-complicate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5" office:value-type="string" calcext:value-type="string">
            <text:p>https://blog.prototypr.io/the-ideal-design-workflow-2c200b8e337d#.5pp60aud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5" office:value-type="string" calcext:value-type="string">
            <text:p>https://blog.prototypr.io/14-prototyping-tools-how-each-can-be-used-1c804fab33a6#.rz7uv89t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5" office:value-type="string" calcext:value-type="string">
            <text:p>https://blog.prototypr.io/designing-for-colour-blindness-b74a9d012ef2#.9av9iflb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5" office:value-type="string" calcext:value-type="string">
            <text:p>http://blog.thomasbelin.fr/talks/reactive-programming/#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5" office:value-type="string" calcext:value-type="string">
            <text:p>https://speakerdeck.com/javamind/optimisez-votre-webap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5" office:value-type="string" calcext:value-type="string">
            <text:p>http://devfest2016-accessibilite.juliemoynat.f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5" office:value-type="string" calcext:value-type="string">
            <text:p>https://ptitfred.github.io/haskell-for-the-noob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5" office:value-type="string" calcext:value-type="string">
            <text:p>https://medium.com/google-developer-experts/finally-understanding-how-references-work-in-android-and-java-26a0d9c92f83#.w13p1mwi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5" office:value-type="string" calcext:value-type="string">
            <text:p>https://medium.com/@manuelvicnt/rxjava2-android-mvvm-lifecycle-app-structure-with-retrofit-2-cf903849f49e#.nuubl2vl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5" office:value-type="string" calcext:value-type="string">
            <text:p>http://collectiveidea.com/blog/archives/2016/10/10/your-user-cant-click-your-floating-action-but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5" office:value-type="string" calcext:value-type="string">
            <text:p>http://www.nvidia.fr/page/home.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5" office:value-type="string" calcext:value-type="string">
            <text:p>http://www.notebookcheck.net/Computer-Games-on-Laptop-Graphics-Cards.13849.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5" office:value-type="string" calcext:value-type="string">
            <text:p>http://www.frandroid.com/comment-faire/comment-fonctionne-la-technologie/342762_difference-entre-definition-resolutio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5" office:value-type="string" calcext:value-type="string">
            <text:p>https://www.sven.de/dp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5" office:value-type="string" calcext:value-type="string">
            <text:p>https://medium.com/uptech-team/how-to-create-snapchat-like-stickers-for-android-50512957c351#.xro7aup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5" office:value-type="string" calcext:value-type="string">
            <text:p>https://medium.com/google-developers/making-the-most-of-the-apk-analyzer-c066cb871ea2#.kqu2byr5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5" office:value-type="string" calcext:value-type="string">
            <text:p>https://medium.com/@Actine/organize-your-analytics-code-be9e5ff9154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5" office:value-type="string" calcext:value-type="string">
            <text:p>https://hackernoon.com/machine-learning-for-android-developers-with-the-mobile-vision-api-part-1-face-detection-e7e24a3e472f#.g0s0m9r6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5" office:value-type="string" calcext:value-type="string">
            <text:p>https://hackernoon.com/machine-learning-for-android-developers-with-the-mobile-vision-api-part-2-barcode-detection-61e84c858518#.uwfsz1e2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5" office:value-type="string" calcext:value-type="string">
            <text:p>https://hackernoon.com/machine-learning-for-android-developers-with-the-mobile-vision-api-part-3-text-detection-20ba34d0d356#.x7ylgggw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5" office:value-type="string" calcext:value-type="string">
            <text:p>https://labs.ribot.co.uk/android-application-architecture-8b6e34acda65#.3oq2l4bu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5" office:value-type="string" calcext:value-type="string">
            <text:p>https://medium.com/@dmilicic/a-detailed-guide-on-developing-android-apps-using-the-clean-architecture-pattern-d38d71e94029#.yt4r13fz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5" office:value-type="string" calcext:value-type="string">
            <text:p>http://system-on-a-chip.specout.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5" office:value-type="string" calcext:value-type="string">
            <text:p>https://medium.com/picnic-engineering/making-png-optimization-part-of-your-apps-diet-47fb04e8a0c#.xo5y2tuw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5" office:value-type="string" calcext:value-type="string">
            <text:p>https://medium.com/rocknnull/effective-java-for-android-cheatsheet-bf4e3433889a#.io6c1i6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5" office:value-type="string" calcext:value-type="string">
            <text:p>https://medium.com/@rey5137/how-i-organize-android-project-structure-5ed9b849dc30#.6u9tm6azp</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5" office:value-type="string" calcext:value-type="string">
            <text:p>https://developers.google.com/web/updates/2015/11/app-shell</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5" office:value-type="string" calcext:value-type="string">
            <text:p>https://developers.google.com/web/fundamentals/getting-started/codelabs/your-first-pw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5" office:value-type="string" calcext:value-type="string">
            <text:p>https://medium.com/@anupcowkur/your-presenters-dont-need-all-those-lifecycle-events-721f500eeef4#.66anrlwf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5" office:value-type="string" calcext:value-type="string">
            <text:p>https://medium.com/@sahildave/product-flavors-for-android-library-d3b2d240fca2#.5sbf9e26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5" office:value-type="string" calcext:value-type="string">
            <text:p>https://github.com/esoxjem/MovieGu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5" office:value-type="string" calcext:value-type="string">
            <text:p>https://medium.com/@belokon.roman/custom-transitions-in-android-f8949870bd63#.oreiy0hi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5" office:value-type="string" calcext:value-type="string">
            <text:p>http://iconhandbook.co.uk/reference/chart/androi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5" office:value-type="string" calcext:value-type="string">
            <text:p>https://developer.android.com/guide/practices/seamlessnes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5" office:value-type="string" calcext:value-type="string">
            <text:p>https://medium.com/javascript-scene/why-native-apps-really-are-doomed-native-apps-are-doomed-pt-2-e035b43170e9#.mxxj0w6n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5" office:value-type="string" calcext:value-type="string">
            <text:p>https://www.novoda.com/blog/native-apps-are-not-dea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5" office:value-type="string" calcext:value-type="string">
            <text:p>https://medium.com/@kevalpatel2106/create-chat-heads-like-facebook-messenger-32f7f1a62064#.iqhl0755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5" office:value-type="string" calcext:value-type="string">
            <text:p>http://www.material-ui.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5" office:value-type="string" calcext:value-type="string">
            <text:p>http://blog.davidecoppola.com/2016/12/android-version-distribution-history-visualization-2012-20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5" office:value-type="string" calcext:value-type="string">
            <text:p>https://medium.com/@jacquesgiraudel/reduce-the-size-of-your-apk-bullet-point-419997e28344#.442e8b62i</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5" office:value-type="string" calcext:value-type="string">
            <text:p>https://html5tes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5" office:value-type="string" calcext:value-type="string">
            <text:p>https://www.viget.com/articles/add-colors-to-your-palette-with-color-mixin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5" office:value-type="string" calcext:value-type="string">
            <text:p>https://www.viget.com/articles/tints-tones-shad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5" office:value-type="string" calcext:value-type="string">
            <text:p>https://www.viget.com/articles/color-contras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5" office:value-type="string" calcext:value-type="string">
            <text:p>https://www.viget.com/articles/shades-of-gray-yes-reall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5" office:value-type="string" calcext:value-type="string">
            <text:p>https://medium.com/@romandanylyk96/android-draw-a-custom-view-ef79fe2ff54b#.qsksyd5e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5" office:value-type="string" calcext:value-type="string">
            <text:p>https://medium.com/uptech-team/how-to-make-your-android-application-secured-21c054b371e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5" office:value-type="string" calcext:value-type="string">
            <text:p>https://asteroid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5" office:value-type="string" calcext:value-type="string">
            <text:p>https://github.com/LineageO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5" office:value-type="string" calcext:value-type="string">
            <text:p>https://www.android.com/intl/fr_fr/we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5" office:value-type="string" calcext:value-type="string">
            <text:p>https://www.cyanogenmod.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39" office:value-type="string" calcext:value-type="string">
            <text:p>https://medium.com/@kevalpatel2106/keep-your-device-screen-on-smartly-7081b692c0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39" office:value-type="string" calcext:value-type="string">
            <text:p>https://medium.com/google-developer-experts/on-properly-using-volatile-and-synchronized-702fc05faac2#.9s817tkq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5" office:value-type="string" calcext:value-type="string">
            <text:p>https://hackernoon.com/so-you-want-to-develop-for-the-next-billion-9eb072c26bc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5" office:value-type="string" calcext:value-type="string">
            <text:p>https://medium.com/rocknnull/no-more-value-classes-boilerplate-the-power-of-autovalue-bbaf36cf8bbe#.paufrp7d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5" office:value-type="string" calcext:value-type="string">
            <text:p>https://medium.com/@mosesJay/writing-custom-lint-rules-and-integrating-them-with-android-studio-inspections-or-carefulnow-c54d72f00d30#.muy6xnpy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6" office:value-type="string" calcext:value-type="string">
            <text:p>https://developer.android.com/things/index.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6" office:value-type="string" calcext:value-type="string">
            <text:p>https://developers.google.com/weav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6" office:value-type="string" calcext:value-type="string">
            <text:p>https://medium.com/tradecraft-traction/youre-a-strong-beautiful-user-and-you-deserve-more-60a27c8cc81d#.rwy1a0vj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6" office:value-type="string" calcext:value-type="string">
            <text:p>https://medium.com/@daverothschild/use-this-simple-psychology-rule-to-improve-your-customer-experience-41aa4f3f2124#.wj6q9p84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6" office:value-type="string" calcext:value-type="string">
            <text:p>https://medium.com/this-also/getting-started-with-ui-motion-design-d82d4a625801#.xf2vm2g0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6" office:value-type="string" calcext:value-type="string">
            <text:p>https://medium.com/swlh/the-current-state-of-adaptive-design-6b2b89b258c4#.e0jh8vnmk</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6" office:value-type="string" calcext:value-type="string">
            <text:p>https://medium.com/facebook-design/designing-for-hands-in-vr-61e6815add99#.9r0uoqs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6" office:value-type="string" calcext:value-type="string">
            <text:p>http://www.vanschneider.com/perfectionism-is-killing-your-creativity/</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6" office:value-type="string" calcext:value-type="string">
            <text:p>https://medium.com/tech-quizlet/comparison-shopping-searching-for-javascript-engines-for-android-bdc656538f2e#.v79hzqeh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6" office:value-type="string" calcext:value-type="string">
            <text:p>https://gist.github.com/Kurry/3aafa89dd4d87099ef7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6" office:value-type="string" calcext:value-type="string">
            <text:p>https://medium.com/@dmilicic/a-detailed-guide-on-developing-android-apps-using-the-clean-architecture-pattern-d38d71e94029#.5qip6rtj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6" office:value-type="string" calcext:value-type="string">
            <text:p>https://android.jlelse.eu/stress-testing-android-apps-601311ebf590#.i4xsef3u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6" office:value-type="string" calcext:value-type="string">
            <text:p>http://www.netmarketshar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6" office:value-type="string" calcext:value-type="string">
            <text:p>http://allaboutwindowsphon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6" office:value-type="string" calcext:value-type="string">
            <text:p>https://github.com/jwasham/google-interview-universit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6" office:value-type="string" calcext:value-type="string">
            <text:p>http://www.forbes.com/sites/tendayiviki/2016/09/04/five-reasons-your-boss-was-right-to-close-your-innovation-lab/#341a53c94f5b</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6" office:value-type="string" calcext:value-type="string">
            <text:p>https://blog.newrelic.com/2016/02/09/http2-best-practices-web-performa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6" office:value-type="string" calcext:value-type="string">
            <text:p>http://www.philosophicalhacker.com/post/how-we-misuse-mocks-for-android-tes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6" office:value-type="string" calcext:value-type="string">
            <text:p>https://github.com/humphd/have-fun-with-machine-lear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6" office:value-type="string" calcext:value-type="string">
            <text:p>https://github.com/ahmedeltaher/MVP-RX-Android-Sample?utm_source=android-arsenal.com&amp;utm_medium=referral&amp;utm_campaign=49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6" office:value-type="string" calcext:value-type="string">
            <text:p>http://mariokmk.github.io/programming/2015/03/06/learning-android-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6" office:value-type="string" calcext:value-type="string">
            <text:p>http://androidcracking.blogspot.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6" office:value-type="string" calcext:value-type="string">
            <text:p>http://pallergabor.uw.hu/androidblog/dalvik_opcod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6" office:value-type="string" calcext:value-type="string">
            <text:p>http://www.slideshare.net/paller/understanding-the-dalvik-bytecode-with-the-dedexer-tool</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6" office:value-type="string" calcext:value-type="string">
            <text:p>http://jasmin.sourceforge.n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6" office:value-type="string" calcext:value-type="string">
            <text:p>https://source.android.com/devices/tech/dalvik/dalvik-bytecode.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6" office:value-type="string" calcext:value-type="string">
            <text:p>https://apkudo.com/?p=77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adrynalyne-teachtofish.blogspot.fr/2011/11/how-to-decompile-and-recompile-jar.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6" office:value-type="string" calcext:value-type="string">
            <text:p>http://e-spartans.com/2016/02/19/decompile-apk-fi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6" office:value-type="string" calcext:value-type="string">
            <text:p>https://source.android.com/compatibility/cdd.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www.androidthings.rocks/2017/01/03/get-started-with-android-things-tod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6" office:value-type="string" calcext:value-type="string">
            <text:p>https://android.jlelse.eu/appfollow-helps-to-be-aware-of-app-activities-in-google-play-494fcbea02ae#.lmg64kl8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6" office:value-type="string" calcext:value-type="string">
            <text:p>https://uxplanet.org/how-to-communicate-hidden-gestures-in-mobile-app-e55397f4006b#.8ch39kgg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6" office:value-type="string" calcext:value-type="string">
            <text:p>https://realm.io/news/sf-fabien-davos-modern-android-ditching-activities-fragme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6" office:value-type="string" calcext:value-type="string">
            <text:p>https://hackernoon.com/android-things-basics-obstacle-avoidance-sensor-with-led-feedback-9127e13f2e76#.br6b3dz9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6" office:value-type="string" calcext:value-type="string">
            <text:p>https://hackernoon.com/a-useful-memory-debugger-plugin-for-android-studio-2d9d95bddc24#.ig2d0btg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6" office:value-type="string" calcext:value-type="string">
            <text:p>https://www.philosophicalhacker.com/post/how-we-misuse-mocks-for-android-tes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6" office:value-type="string" calcext:value-type="string">
            <text:p>https://www.philosophicalhacker.com/post/why-i-dont-use-roboletri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6" office:value-type="string" calcext:value-type="string">
            <text:p>https://commits.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1-naming-cce94edf0522#.2j754f7y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6" office:value-type="string" calcext:value-type="string">
            <text:p>https://android.jlelse.eu/clean-tests-part-2-comments-4016ee82f186#.urrtax8e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6" office:value-type="string" calcext:value-type="string">
            <text:p>http://www.slideshare.net/dpreussler/15-tips-to-improve-your-unit-tests-droidcon-berlin-2016-barcam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6" office:value-type="string" calcext:value-type="string">
            <text:p>http://shop.deadzebr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6" office:value-type="string" calcext:value-type="string">
            <text:p>http://www.firmata.org/wiki/Main_P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6" office:value-type="string" calcext:value-type="string">
            <text:p>https://hackernoon.com/let-the-action-buttons-in-the-dialog-box-scream-its-outcome-b319c5efc698#.6bo71l8w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15-mobile-kpis-every-developer-needs-to-measure-right-now-b1cf1cc8b707#.sq2pfnar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6" office:value-type="string" calcext:value-type="string">
            <text:p>https://android.jlelse.eu/top-kpis-to-measure-in-your-ecommerce-app-64daf88bc1ed#.ya2vd59p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6" office:value-type="string" calcext:value-type="string">
            <text:p>https://android.jlelse.eu/migration-from-sqlite-to-realm-a91bc6d2e56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6" office:value-type="string" calcext:value-type="string">
            <text:p>https://code.tutsplus.com/tutorials/quick-tip-how-to-use-androids-assist-api--cms-27933</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6" office:value-type="string" calcext:value-type="string">
            <text:p>https://medium.com/dropbox-design/design-for-internationalization-24c12ea6b38f#.j7hx6z6u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6" office:value-type="string" calcext:value-type="string">
            <text:p>http://www-01.ibm.com/software/globalization/guidelines/a3.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6" office:value-type="string" calcext:value-type="string">
            <text:p>https://blog.mindorks.com/avoiding-conflicts-in-android-gradle-dependencies-28e4200ca235#.x38g4zxv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6" office:value-type="string" calcext:value-type="string">
            <text:p>http://goneremote.io/master-detail-patter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6" office:value-type="string" calcext:value-type="string">
            <text:p>http://www.techpageone.fr/technologie-fr/vm-vs-conteneur-le-m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designing-the-schema-of-realm-effectively-and-other-realm-tips-feb76c5b6072#.t84wzinx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6" office:value-type="string" calcext:value-type="string">
            <text:p>https://hackernoon.com/realmlist-realmstring-is-an-anti-pattern-bfc10efb7ca5#.ahcjdda0c</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6" office:value-type="string" calcext:value-type="string">
            <text:p>https://hackernoon.com/java-is-unsound-28c84cb2b3f#.icxc30p9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48"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6" office:value-type="string" calcext:value-type="string">
            <text:p>https://hackernoon.com/free-resources-to-build-your-next-open-source-project-36d096c536b5</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6" office:value-type="string" calcext:value-type="string">
            <text:p>https://github.com/jgamblin/Mirai-Source-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solid-principles-the-definitive-guide-75e30a284dea#.r7tyo4qk9</text:p>
          </table:table-cell>
          <table:table-cell table:style-name="ce61" table:number-columns-repeated="3"/>
          <table:table-cell table:style-name="ce62"/>
          <table:table-cell table:style-name="ce20"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6" office:value-type="string" calcext:value-type="string">
            <text:p>https://android.jlelse.eu/few-simple-rules-to-write-good-code-my-15-years-experience-78a133557ec5#.x2q6jo2k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6" office:value-type="string" calcext:value-type="string">
            <text:p>https://android.jlelse.eu/flavors-386c4a53bf18</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6" office:value-type="string" calcext:value-type="string">
            <text:p>https://hackernoon.com/angular-vs-react-the-deal-breaker-7d76c04496bc#.toybrih9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6" office:value-type="string" calcext:value-type="string">
            <text:p>https://www.novoda.com/blog/writing-your-first-android-things-driver-p1/</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6" office:value-type="string" calcext:value-type="string">
            <text:p>https://android.jlelse.eu/android-dev-tip-3-99da754151ad</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6" office:value-type="string" calcext:value-type="string">
            <text:p>https://www.fontshop.com/searc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6" office:value-type="string" calcext:value-type="string">
            <text:p>https://klim.co.nz</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6" office:value-type="string" calcext:value-type="string">
            <text:p>https://medium.com/@wasyl/understanding-android-gradle-build-files-e4b45b73cc4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6" office:value-type="string" calcext:value-type="string">
            <text:p>http://www.ironsrc.com/news/tips-build-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6" office:value-type="string" calcext:value-type="string">
            <text:p>https://code.tutsplus.com/tutorials/quick-tip-passwordless-authentication-with-account-kit--cms-2803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39" office:value-type="string" calcext:value-type="string">
            <text:p>http://www.replicant.u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39" office:value-type="string" calcext:value-type="string">
            <text:p><text:a xlink:href="https://minifree.org/" xlink:type="simple">https://minifree.org</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39" office:value-type="string" calcext:value-type="string">
            <text:p>http://usersnap.com/blog/gitlab-githu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39" office:value-type="string" calcext:value-type="string">
            <text:p>https://www.trustedsec.com/social-engineer-tool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39" office:value-type="string" calcext:value-type="string">
            <text:p>http://opengapps.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39" office:value-type="string" calcext:value-type="string">
            <text:p>http://sapandiwakar.in/building-a-music-player-app-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3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39" office:value-type="string" calcext:value-type="string">
            <text:p>http://konmik.com/post/when_to_not_use_rxjava/</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39" office:value-type="string" calcext:value-type="string">
            <text:p><text:a xlink:href="https://speakerdeck.com/dlew/introduction-to-functional-reactive-programming" xlink:type="simple">https://speakerdeck.com/dlew/introduction-to-functional-reactive-programmin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39" office:value-type="string" calcext:value-type="string">
            <text:p>https://medium.com/exploring-android/android-things-electronics-101-e7e5cd2f32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39" office:value-type="string" calcext:value-type="string">
            <text:p>https://ooni.torproject.org/post/ooni-mobile-ap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39" office:value-type="string" calcext:value-type="string">
            <text:p>https://github.com/ravidsrk/android-mvp-starter</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techspecs.blog/blog/2017/2/14/googles-not-so-secret-new-os</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39" office:value-type="string" calcext:value-type="string">
            <text:p>https://fuchsia.googlesource.co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39" office:value-type="string" calcext:value-type="string">
            <text:p>https://www.chromium.org/developers/design-documents/moj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39" office:value-type="string" calcext:value-type="string">
            <text:p>https://hackernoon.com/the-9-types-of-programmers-and-why-some-are-better-than-others-2015b0feea2<text:span text:style-name="T1">e</text:sp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39" office:value-type="string" calcext:value-type="string">
            <text:p><text:a xlink:href="https://hackernoon.com/how-do-i-stay-up-to-date-as-a-developer-5ec773e30a82" xlink:type="simple">https://hackernoon.com/how-do-i-stay-up-to-date-as-a-developer-5ec773e30a82</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people-use-different-words-to-classify-engineer-skill-some-companies-give-you-more-senior-role-6961c79e6c1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39" office:value-type="string" calcext:value-type="string">
            <text:p>https://www.eff.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39" office:value-type="string" calcext:value-type="string">
            <text:p>http://daniel-stone.uk/2017/02/03/managing-launcher-shortcuts.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39" office:value-type="string" calcext:value-type="string">
            <text:p>https://docs.gradle.org/current/userguide/jacoco_plugin.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barmij.ly/Academy/Articles/Read/Android-Globalization-Best-Practi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39" office:value-type="string" calcext:value-type="string">
            <text:p>https://medium.com/@pjwelcome/nearby-messages-with-beacons-8a075dde20f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training/basics/supporting-devices/languag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39" office:value-type="string" calcext:value-type="string">
            <text:p>https://developer.android.com/distribute/tools/localization-checklist.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39" office:value-type="string" calcext:value-type="string">
            <text:p>https://medium.com/vorm/android-ndk-passing-complex-data-not-so-scary-anymore-fff1123537c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39" office:value-type="string" calcext:value-type="string">
            <text:p>https://medium.com/@josiassena/android-developer-bored-at-work-efa0530415c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39" office:value-type="string" calcext:value-type="string">
            <text:p>https://hackernoon.com/the-best-way-to-learn-new-technologies-is-by-doing-heres-some-inspiration-6ca14421679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blog.uncommon.is/using-git-to-generate-versionname-and-versioncode-for-android-apps-aaa9fc2c96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39" office:value-type="string" calcext:value-type="string">
            <text:p>https://www.udacity.com/google-certification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39" office:value-type="string" calcext:value-type="string">
            <text:p>https://developers.google.com/training/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39" office:value-type="string" calcext:value-type="string">
            <text:p>https://medium.com/@josiassena/using-the-android-keystore-system-to-store-sensitive-information-3a56175a454b</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39" office:value-type="string" calcext:value-type="string">
            <text:p>https://www.dwitter.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39" office:value-type="string" calcext:value-type="string">
            <text:p>http://vincentbrison.com/2014/07/19/how-to-improve-quality-and-syntax-of-your-android-cod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39" office:value-type="string" calcext:value-type="string">
            <text:p>https://hackernoon.com/know-the-soul-of-the-high-performance-employee-then-we-can-build-the-10-000-things-ad753ffd9b7f#.4ey9ltu2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39" office:value-type="string" calcext:value-type="string">
            <text:p>https://hackernoon.com/why-do-programmers-where-headphones-5ca3a2f81266</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39" office:value-type="string" calcext:value-type="string">
            <text:p>https://hackernoon.com/blurred-lines-the-future-of-ux-ui-7cab0a91fc8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39" office:value-type="string" calcext:value-type="string">
            <text:p>https://hackernoon.com/developers-edge-how-to-become-a-senior-developer-f1ec1738cf45</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39" office:value-type="string" calcext:value-type="string">
            <text:p>https://hackernoon.com/configuring-android-project-little-things-that-matter-d6a9d34c1ce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39" office:value-type="string" calcext:value-type="string">
            <text:p>https://hackernoon.com/configuring-android-project-static-code-analysis-tools-b6dd83282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39" office:value-type="string" calcext:value-type="string">
            <text:p>https://hackernoon.com/configuring-android-project-version-name-code-b168952f3323</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39" office:value-type="string" calcext:value-type="string">
            <text:p>https://hackernoon.com/how-to-create-the-next-great-programming-language-cff4f1ba9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39" office:value-type="string" calcext:value-type="string">
            <text:p>https://github.com/pcqpcq/open-source-android-ap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39" office:value-type="string" calcext:value-type="string">
            <text:p>http://jeroenmols.com/blog/2017/03/08/appcras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39" office:value-type="string" calcext:value-type="string">
            <text:p>https://android.jlelse.eu/launch-screen-in-android-the-right-way-aca7e8c31f52#.ow7wap4z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39" office:value-type="string" calcext:value-type="string">
            <text:p>https://http.ca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39" office:value-type="string" calcext:value-type="string">
            <text:p>https://hackernoon.com/the-mvp-is-dead-long-live-the-rat-233d5d16ab0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39" office:value-type="string" calcext:value-type="string">
            <text:p>https://hackernoon.com/hacking-and-the-robin-hood-complex-63ae0074b8d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3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39" office:value-type="string" calcext:value-type="string">
            <text:p>https://hackernoon.com/quick-tips-for-reducing-the-cognitive-load-of-your-code-bb75d43b5676</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39" office:value-type="string" calcext:value-type="string">
            <text:p>https://hackernoon.com/managing-technical-debt-1806424e7d4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39" office:value-type="string" calcext:value-type="string">
            <text:p>https://hackernoon.com/the-future-is-algorithms-not-code-64cacca3b90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39" office:value-type="string" calcext:value-type="string">
            <text:p>https://github.com/Amejia481/Associate-Android-Developer-Cer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android-tensorflow-machine-learning-example-ff0e9b2654c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39" office:value-type="string" calcext:value-type="string">
            <text:p>http://saulmm.github.io/from-design-to-android-part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39" office:value-type="string" calcext:value-type="string">
            <text:p>https://your.googlemerchandisestore.com/inde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39" office:value-type="string" calcext:value-type="string">
            <text:p>https://medium.com/@igalata13/how-to-create-a-bubble-selection-animation-on-android-627044da4854#.tr8seu9d2</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39" office:value-type="string" calcext:value-type="string">
            <text:p>https://hackernoon.com/design-thinking-lessons-from-our-cats-9a43fd71457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39" office:value-type="string" calcext:value-type="string">
            <text:p>https://android.jlelse.eu/test-driven-android-development-a902b4f69820</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39" office:value-type="string" calcext:value-type="string">
            <text:p>https://android.jlelse.eu/app-optimization-with-arraymap-sparsearray-in-android-c0b7de22541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39" office:value-type="string" calcext:value-type="string">
            <text:p>https://android.jlelse.eu/memory-leak-patterns-in-android-4741a7fcb570</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39" office:value-type="string" calcext:value-type="string">
            <text:p>http://nordicapis.com/microservice-showdown-rest-vs-soap-vs-apache-thrift-and-why-it-matt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39" office:value-type="string" calcext:value-type="string">
            <text:p>https://android.jlelse.eu/easy-job-scheduling-with-android-job-4a2c020b974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39" office:value-type="string" calcext:value-type="string">
            <text:p>http://alexzh.com/tutorials/android-testing-mockito-robolec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39" office:value-type="string" calcext:value-type="string">
            <text:p>http://nilhcem.com/android-things/external-display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39" office:value-type="string" calcext:value-type="string">
            <text:p>https://hackernoon.com/education-of-a-programmer-aaecf2d3531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39" office:value-type="string" calcext:value-type="string">
            <text:p>https://hackernoon.com/flying-solo-with-android-development-c52d911b62b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39" office:value-type="string" calcext:value-type="string">
            <text:p>https://android.jlelse.eu/android-version-api-level-ndk-version-and-features-6b48c21941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39" office:value-type="string" calcext:value-type="string">
            <text:p>https://android.jlelse.eu/architecture-patterns-in-android-abf99f2b6f7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39" office:value-type="string" calcext:value-type="string">
            <text:p>https://medium.freecodecamp.com/tor-signal-and-beyond-a-law-abiding-citizens-guide-to-privacy-1a593f2104c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39" office:value-type="string" calcext:value-type="string">
            <text:p>https://blog.aritraroy.in/20-awesome-open-source-android-apps-to-boost-your-development-skills-b62832cf0fa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39" office:value-type="string" calcext:value-type="string">
            <text:p>https://www.thedroidsonroids.com/blog/android/springanimation-exampl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39" office:value-type="string" calcext:value-type="string">
            <text:p>https://blog.mindorks.com/creating-custom-model-for-android-using-tensorflow-3f963d270bfb</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39" office:value-type="string" calcext:value-type="string">
            <text:p>https://android.jlelse.eu/features-of-revolutionary-release-java-8-for-android-d8abe06c34c5</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39" office:value-type="string" calcext:value-type="string">
            <text:p>https://www.metalevel.at/pro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39" office:value-type="string" calcext:value-type="string">
            <text:p>https://android.jlelse.eu/harder-better-faster-stronger-773ba10de59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39" office:value-type="string" calcext:value-type="string">
            <text:p>https://android.jlelse.eu/mvp-dagger-2-rx-clean-modern-android-app-code-74f63c9a6f2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39" office:value-type="string" calcext:value-type="string">
            <text:p>https://android.jlelse.eu/closer-look-at-android-runtime-dvm-vs-art-1dc5240c392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39" office:value-type="string" calcext:value-type="string">
            <text:p>https://android.jlelse.eu/how-to-use-andfix-to-hot-patch-your-android-app-c201234d393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39" office:value-type="string" calcext:value-type="string">
            <text:p>https://hackernoon.com/lets-build-a-programming-language-2612349105c6</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39" office:value-type="string" calcext:value-type="string">
            <text:p>https://hackernoon.com/building-a-gas-pump-scanner-with-opencv-python-ios-116fe6c9ae8b</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39" office:value-type="string" calcext:value-type="string">
            <text:p>https://openai.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39" office:value-type="string" calcext:value-type="string">
            <text:p>https://github.com/eyal-lezmy/android-things-worksh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3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39" office:value-type="string" calcext:value-type="string">
            <text:p>https://hackernoon.com/an-anecdotic-tour-on-the-history-of-programming-languages-928bc6e9a9a8</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39" office:value-type="string" calcext:value-type="string">
            <text:p>https://hackernoon.com/configuring-android-project-continuous-integration-e06fd43c4953</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39" office:value-type="string" calcext:value-type="string">
            <text:p>https://medium.com/@brendan_fahy/interviewing-android-developers-435ce69b06f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39" office:value-type="string" calcext:value-type="string">
            <text:p>https://android.jlelse.eu/android-mvp-architecture-with-dependency-injection-dee43fe47af0</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39" office:value-type="string" calcext:value-type="string">
            <text:p>https://www.thedroidsonroids.com/blog/how-to-create-gradle-plugin-in-kotl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39" office:value-type="string" calcext:value-type="string">
            <text:p>https://android.jlelse.eu/rtl-support-on-android-here-is-all-you-need-know-e13f2df512e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39" office:value-type="string" calcext:value-type="string">
            <text:p>https://developer.android.com/preview/overview.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39" office:value-type="string" calcext:value-type="string">
            <text:p>https://code.tutsplus.com/articles/android-things-and-machine-learning--cms-28089</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39" office:value-type="string" calcext:value-type="string">
            <text:p>http://rxmarble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39" office:value-type="string" calcext:value-type="string">
            <text:p>http://coderoncode.com/functional-programming/2017/04/23/you-should-learn-functional-programming-in-2017.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39" office:value-type="string" calcext:value-type="string">
            <text:p>http://elixir-lan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39" office:value-type="string" calcext:value-type="string">
            <text:p>https://thishosting.rocks/best-linux-distros-for-gam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39" office:value-type="string" calcext:value-type="string">
            <text:p>http://emuneee.com/blog/2017/04/12/share-the-cach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39" office:value-type="string" calcext:value-type="string">
            <text:p>https://www.slideshare.net/pekkaklarck/robot-framework-dos-and-don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39" office:value-type="string" calcext:value-type="string">
            <text:p>https://news.realm.io/news/michael-yotive-state-of-fragments-201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39" office:value-type="string" calcext:value-type="string">
            <text:p>https://medium.com/proandroiddev/propagating-transitions-1a18b647ba7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39" office:value-type="string" calcext:value-type="string">
            <text:p>https://medium.com/proandroiddev/clean-your-activity-using-delegation-pattern-fcaafd82336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39" office:value-type="string" calcext:value-type="string">
            <text:p>https://news.realm.io/news/eric-maxwell-mvc-mvp-and-mvvm-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39" office:value-type="string" calcext:value-type="string">
            <text:p>https://github.com/googlesamples/android-architectur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39" office:value-type="string" calcext:value-type="string">
            <text:p>https://dev.to/corgibytes/developer-differences-makers-vs-mender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39" office:value-type="string" calcext:value-type="string">
            <text:p>http://tutos-android-france.com/deployer-librairie-jcen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39" office:value-type="string" calcext:value-type="string">
            <text:p>https://saulmm.github.io/avoding-android-cold-star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39" office:value-type="string" calcext:value-type="string">
            <text:p>https://medium.com/google-developer-experts/a-follow-up-on-how-to-store-tokens-securely-in-android-e84ac5f15f17</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39" office:value-type="string" calcext:value-type="string">
            <text:p>https://mobilegrowthstack.com/the-app-store-optimization-stack-7443936050c5</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39" office:value-type="string" calcext:value-type="string">
            <text:p>https://www.slideshare.net/PierreYvesLapersonne/webrtc-communication-tempsrel-sans-plugin-56903170</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39" office:value-type="string" calcext:value-type="string">
            <text:p>https://www.slideshare.net/PierreYvesLapersonne/man-developer-la-face-cache-du-mtier-de-dveloppeu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39" office:value-type="string" calcext:value-type="string">
            <text:p><text:a xlink:href="https://www.slideshare.net/PierreYvesLapersonne/coding-kids-le-code-porte-de-tous" xlink:type="simple">https://www.slideshare.net/PierreYvesLapersonne/coding-kids-le-code-porte-de-tous</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39" office:value-type="string" calcext:value-type="string">
            <text:p>https://www.slideshare.net/PierreYvesLapersonne/alea-jacta-te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39" office:value-type="string" calcext:value-type="string">
            <text:p>https://www.slideshare.net/PierreYvesLapersonne/leap-motion-une-nouvelle-forme-dinteraction-56903426</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39" office:value-type="string" calcext:value-type="string">
            <text:p>https://www.slideshare.net/PierreYvesLapersonne/why-not-taps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tdd-vs-atdd-bdd-vahid-farahmandia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39" office:value-type="string" calcext:value-type="string">
            <text:p>https://www.linkedin.com/pulse/agile-development-difference-between-tddatddbdd-komal-surek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39" office:value-type="string" calcext:value-type="string">
            <text:p><text:a xlink:href="http://www.istqb.org/" xlink:type="simple">http://www.istqb.org/</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39" office:value-type="string" calcext:value-type="string">
            <text:p>https://android.jlelse.eu/forget-gcm-its-fcm-time-69f5422b765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39" office:value-type="string" calcext:value-type="string">
            <text:p>https://android.jlelse.eu/firebase-the-dynamic-database-5b7878ebba2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39" office:value-type="string" calcext:value-type="string">
            <text:p><text:a xlink:href="https://android.jlelse.eu/parcelable-vs-serializable-6a2556d51538" xlink:type="simple">https://android.jlelse.eu/parcelable-vs-serializable-6a2556d51538</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39" office:value-type="string" calcext:value-type="string">
            <text:p>https://android.jlelse.eu/autoboxing-a-little-thing-can-cause-big-problems-for-android-app-performance-1fb6cb1e48d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39" office:value-type="string" calcext:value-type="string">
            <text:p>https://android.jlelse.eu/make-your-app-shine-how-to-make-a-button-morph-into-a-loading-spinner-9efee6e39711</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39" office:value-type="string" calcext:value-type="string">
            <text:p>http://motherfuckingwebsit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39" office:value-type="string" calcext:value-type="string">
            <text:p>http://www.openscientist.org/p/distributed-computing-project-open-for.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39" office:value-type="string" calcext:value-type="string">
            <text:p>https://hackernoon.com/guidelines-for-building-software-that-will-make-people-hate-you-23049d7209a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39" office:value-type="string" calcext:value-type="string">
            <text:p>https://developer.android.com/preview/index.html</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39" office:value-type="string" calcext:value-type="string">
            <text:p>https://www.goldieblox.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39" office:value-type="string" calcext:value-type="string">
            <text:p>http://www.codeforprogress.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39" office:value-type="string" calcext:value-type="string">
            <text:p>https://www.codedoc.co/</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39" office:value-type="string" calcext:value-type="string">
            <text:p>https://www.womentechmaker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39" office:value-type="string" calcext:value-type="string">
            <text:p>http://www.duchess-franc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39" office:value-type="string" calcext:value-type="string">
            <text:p>http://www.blackgirlscod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39" office:value-type="string" calcext:value-type="string">
            <text:p>https://code.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39" office:value-type="string" calcext:value-type="string">
            <text:p>https://www.womenwhocod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39" office:value-type="string" calcext:value-type="string">
            <text:p><text:a xlink:href="https://www.ssi.gouv.fr/uploads/2017/01/guide_hygiene_informatique_anssi.pdf" xlink:type="simple">https://www.ssi.gouv.fr/uploads/2017/01/guide_hygiene_informatique_anssi.pdf</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39" office:value-type="string" calcext:value-type="string">
            <text:p>https://www.secnumacademie.gouv.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39" office:value-type="string" calcext:value-type="string">
            <text:p>https://android-developers.googleblog.com/2017/05/here-comes-treble-modular-base-for.html?m=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39" office:value-type="string" calcext:value-type="string">
            <text:p>https://hackernoon.com/how-the-decentralized-web-will-rewrite-the-rules-of-security-and-save-the-net-from-the-barbarian-23db16af34a1</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39" office:value-type="string" calcext:value-type="string">
            <text:p>https://www.essential.com/home</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39" office:value-type="string" calcext:value-type="string">
            <text:p>http://webassembly.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39" office:value-type="string" calcext:value-type="string">
            <text:p>http://tadviewer.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39" office:value-type="string" calcext:value-type="string">
            <text:p>https://android.jlelse.eu/weighing-in-on-the-holy-architecture-war-my-take-on-architecture-components-31f7025e9c6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39" office:value-type="string" calcext:value-type="string">
            <text:p>https://willowtreeapps.com/ideas/an-introduction-to-android-instant-ap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39" office:value-type="string" calcext:value-type="string">
            <text:p>https://developer.android.com/topic/instant-apps/index.html</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39" office:value-type="string" calcext:value-type="string">
            <text:p>https://github.com/MindorksOpenSource/from-java-to-kotl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39" office:value-type="string" calcext:value-type="string">
            <text:p>https://hackernoon.com/how-long-will-it-take-d567033abb38</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39" office:value-type="string" calcext:value-type="string">
            <text:p>https://hackernoon.com/stop-paying-for-ssl-certificates-e6bc64754cd4</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39" office:value-type="string" calcext:value-type="string">
            <text:p>https://hackernoon.com/how-to-pitch-vcs-like-a-product-manager-4f2309e6055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ssembling WebAssembly</text:p>
          </table:table-cell>
          <table:table-cell table:style-name="ce22"/>
          <table:table-cell table:style-name="ce22" office:value-type="string" calcext:value-type="string">
            <text:p>WebAssembly , Webkit , JS , JavaScript , Web</text:p>
          </table:table-cell>
          <table:table-cell table:style-name="ce39" office:value-type="string" calcext:value-type="string">
            <text:p>https://webkit.org/blog/7691/webassembly/</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ebkit</text:p>
          </table:table-cell>
          <table:table-cell table:style-name="ce22" office:value-type="string" calcext:value-type="string">
            <text:p>Open Source Web Browser Engine</text:p>
          </table:table-cell>
          <table:table-cell table:style-name="ce22" office:value-type="string" calcext:value-type="string">
            <text:p>WebKit , browser , engine</text:p>
          </table:table-cell>
          <table:table-cell table:style-name="ce39" office:value-type="string" calcext:value-type="string">
            <text:p>https://webkit.org/</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Fuchsia</text:p>
          </table:table-cell>
          <table:table-cell table:style-name="ce22" office:value-type="string" calcext:value-type="string">
            <text:p>Pink + Purple == Fuchsia </text:p>
          </table:table-cell>
          <table:table-cell table:style-name="ce22"/>
          <table:table-cell table:style-name="ce57" office:value-type="string" calcext:value-type="string">
            <text:p>https://github.com/fuchsia-mirr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e A11Y Project</text:p>
          </table:table-cell>
          <table:table-cell table:style-name="ce22" office:value-type="string" calcext:value-type="string">
            <text:p>A community-driven effort to make web accessibility easier.</text:p>
          </table:table-cell>
          <table:table-cell table:style-name="ce22" office:value-type="string" calcext:value-type="string">
            <text:p>UI , UX , accessibility </text:p>
          </table:table-cell>
          <table:table-cell table:style-name="ce58" office:value-type="string" calcext:value-type="string">
            <text:p>http://a11yproje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he DevOps Security Checklist</text:p>
          </table:table-cell>
          <table:table-cell table:style-name="ce22"/>
          <table:table-cell table:style-name="ce22" office:value-type="string" calcext:value-type="string">
            <text:p>DevOps , security , check list</text:p>
          </table:table-cell>
          <table:table-cell table:style-name="ce58" office:value-type="string" calcext:value-type="string">
            <text:p>https://devops-security-checklist.sqreen.io/</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LK</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Magenta</text:p>
          </table:table-cell>
          <table:table-cell table:style-name="ce22"/>
          <table:table-cell table:style-name="ce22" office:value-type="string" calcext:value-type="string">
            <text:p>Fuchsia , Magenta</text:p>
          </table:table-cell>
          <table:table-cell table:style-name="ce58" office:value-type="string" calcext:value-type="string">
            <text:p>https://github.com/fuchsia-mirror/magenta</text:p>
          </table:table-cell>
          <table:table-cell table:style-name="ce20" table:number-columns-repeated="21"/>
          <table:table-cell table:number-columns-repeated="230"/>
        </table:table-row>
        <table:table-row table:style-name="ro3">
          <table:table-cell table:style-name="ce46" office:value-type="string" calcext:value-type="string">
            <text:p>Fuchsia</text:p>
          </table:table-cell>
          <table:table-cell table:style-name="ce22" office:value-type="string" calcext:value-type="string">
            <text:p>Little Kernel – Introduction</text:p>
          </table:table-cell>
          <table:table-cell table:style-name="ce22"/>
          <table:table-cell table:style-name="ce22" office:value-type="string" calcext:value-type="string">
            <text:p>Fuchsia , LK , little kernel , embedded</text:p>
          </table:table-cell>
          <table:table-cell table:style-name="ce58" office:value-type="string" calcext:value-type="string">
            <text:p>https://github.com/littlekernel/lk/wiki/Introducti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unciton</text:p>
          </table:table-cell>
          <table:table-cell table:style-name="ce22" office:value-type="string" calcext:value-type="string">
            <text:p>Two-dumensional minimalistic declarative programming langage</text:p>
          </table:table-cell>
          <table:table-cell table:style-name="ce22" office:value-type="string" calcext:value-type="string">
            <text:p>esoteric , language , Esolang</text:p>
          </table:table-cell>
          <table:table-cell table:style-name="ce58" office:value-type="string" calcext:value-type="string">
            <text:p>https://esolangs.org/wiki/Funcito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solangs</text:p>
          </table:table-cell>
          <table:table-cell table:style-name="ce22" office:value-type="string" calcext:value-type="string">
            <text:p>Esoteric programming langages wiki</text:p>
          </table:table-cell>
          <table:table-cell table:style-name="ce22" office:value-type="string" calcext:value-type="string">
            <text:p>Esolang</text:p>
          </table:table-cell>
          <table:table-cell table:style-name="ce58" office:value-type="string" calcext:value-type="string">
            <text:p>https://esolangs.org/wiki/Main_Pa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ainfuck</text:p>
          </table:table-cell>
          <table:table-cell table:style-name="ce22" office:value-type="string" calcext:value-type="string">
            <text:p>~=[,,_,,]:3</text:p>
          </table:table-cell>
          <table:table-cell table:style-name="ce22" office:value-type="string" calcext:value-type="string">
            <text:p>esoteric , language , Esolang</text:p>
          </table:table-cell>
          <table:table-cell table:style-name="ce58" office:value-type="string" calcext:value-type="string">
            <text:p>https://esolangs.org/wiki/Brainfu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rchitecture Components Tutorial – Room, LiveData and ViewModel</text:p>
          </table:table-cell>
          <table:table-cell table:style-name="ce22"/>
          <table:table-cell table:style-name="ce22" office:value-type="string" calcext:value-type="string">
            <text:p>MVVM , how to , sample , tutorial , android architecture components</text:p>
          </table:table-cell>
          <table:table-cell table:style-name="ce58" office:value-type="string" calcext:value-type="string">
            <text:p>http://blog.iamsuleiman.com/android-architecture-components-tutorial-room-livedata-viewmod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n’t wait to make it perfect. Go for it first, and then improve.</text:p>
          </table:table-cell>
          <table:table-cell table:style-name="ce22" office:value-type="string" calcext:value-type="string">
            <text:p>There is no such thing as the perfect product. Perfection is a process, not a destination.</text:p>
          </table:table-cell>
          <table:table-cell table:style-name="ce22" office:value-type="string" calcext:value-type="string">
            <text:p>MVP , products , perfection , cons , traps</text:p>
          </table:table-cell>
          <table:table-cell table:style-name="ce58" office:value-type="string" calcext:value-type="string">
            <text:p>https://hackernoon.com/dont-wait-to-make-it-perfect-go-for-it-first-and-then-improve-a2fbf101279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What is DevOps and Why I Should Have It?</text:p>
          </table:table-cell>
          <table:table-cell table:style-name="ce22"/>
          <table:table-cell table:style-name="ce22" office:value-type="string" calcext:value-type="string">
            <text:p>DevOps</text:p>
          </table:table-cell>
          <table:table-cell table:style-name="ce58" office:value-type="string" calcext:value-type="string">
            <text:p>https://hackernoon.com/what-is-devops-and-why-i-should-have-it-e60f1ee446d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ecurity Rewards Program Rules </text:p>
          </table:table-cell>
          <table:table-cell table:style-name="ce22"/>
          <table:table-cell table:style-name="ce22" office:value-type="string" calcext:value-type="string">
            <text:p>Android , bug bounty , security , rewards</text:p>
          </table:table-cell>
          <table:table-cell table:style-name="ce58" office:value-type="string" calcext:value-type="string">
            <text:p>https://www.google.com/about/appsecurity/android-reward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abayon Linux</text:p>
          </table:table-cell>
          <table:table-cell table:style-name="ce22" office:value-type="string" calcext:value-type="string">
            <text:p>Beginner-friendly Gentoo-based open-source Linux distribution.</text:p>
          </table:table-cell>
          <table:table-cell table:style-name="ce22" office:value-type="string" calcext:value-type="string">
            <text:p>Linux , OS , Gentoo , open source , distro , distribution</text:p>
          </table:table-cell>
          <table:table-cell table:style-name="ce58" office:value-type="string" calcext:value-type="string">
            <text:p>https://www.sabayo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agmatic API Versioning</text:p>
          </table:table-cell>
          <table:table-cell table:style-name="ce22"/>
          <table:table-cell table:style-name="ce22" office:value-type="string" calcext:value-type="string">
            <text:p>API , version , versioning</text:p>
          </table:table-cell>
          <table:table-cell table:style-name="ce58" office:value-type="string" calcext:value-type="string">
            <text:p>https://fly.io/articles/pragmatic-api-version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hedule tasks and jobs intelligently in Android</text:p>
          </table:table-cell>
          <table:table-cell table:style-name="ce22"/>
          <table:table-cell table:style-name="ce22" office:value-type="string" calcext:value-type="string">
            <text:p>Alarm Manager , Job Scheduler , GCM Network Manager , Firebase Job Dispatcher , Sync Adapter , tasks , scheduling , services</text:p>
          </table:table-cell>
          <table:table-cell table:style-name="ce58" office:value-type="string" calcext:value-type="string">
            <text:p>https://android.jlelse.eu/schedule-tasks-and-jobs-intelligently-in-android-e0b0d9201777</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11 Tips For Building Great Color Palettes</text:p>
          </table:table-cell>
          <table:table-cell table:style-name="ce22"/>
          <table:table-cell table:style-name="ce22" office:value-type="string" calcext:value-type="string">
            <text:p>UI , color , palette</text:p>
          </table:table-cell>
          <table:table-cell table:style-name="ce58" office:value-type="string" calcext:value-type="string">
            <text:p>https://blog.prototypr.io/11-tips-for-building-great-color-palettes-2d3201d4c92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oke language list</text:p>
          </table:table-cell>
          <table:table-cell table:style-name="ce22"/>
          <table:table-cell table:style-name="ce22" office:value-type="string" calcext:value-type="string">
            <text:p>esoteric , language , Esolang</text:p>
          </table:table-cell>
          <table:table-cell table:style-name="ce58" office:value-type="string" calcext:value-type="string">
            <text:p>https://esolangs.org/wiki/Joke_language_lis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OLCODE</text:p>
          </table:table-cell>
          <table:table-cell table:style-name="ce22" office:value-type="string" calcext:value-type="string">
            <text:p>An esoteric programming langage</text:p>
          </table:table-cell>
          <table:table-cell table:style-name="ce22" office:value-type="string" calcext:value-type="string">
            <text:p>esoteric , language , Esolang , LOL</text:p>
          </table:table-cell>
          <table:table-cell table:style-name="ce58" office:value-type="string" calcext:value-type="string">
            <text:p>http://lolcod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ogescript</text:p>
          </table:table-cell>
          <table:table-cell table:style-name="ce22"/>
          <table:table-cell table:style-name="ce22" office:value-type="string" calcext:value-type="string">
            <text:p>esoteric , language , Esolang , LOL , doge</text:p>
          </table:table-cell>
          <table:table-cell table:style-name="ce58" office:value-type="string" calcext:value-type="string">
            <text:p>https://esolangs.org/wiki/Dogescrip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erformance Testing in a Distributed Computing World — From Mobile and Beyond</text:p>
          </table:table-cell>
          <table:table-cell table:style-name="ce22"/>
          <table:table-cell table:style-name="ce22" office:value-type="string" calcext:value-type="string">
            <text:p>DevOps , performances , tests</text:p>
          </table:table-cell>
          <table:table-cell table:style-name="ce58" office:value-type="string" calcext:value-type="string">
            <text:p>https://hackernoon.com/performance-testing-in-a-distributed-computing-world-from-mobile-and-beyond-aa411461a7e0</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 to Speed on Deep Learning: </text:p>
          </table:table-cell>
          <table:table-cell table:style-name="ce22"/>
          <table:table-cell table:style-name="ce22" office:value-type="string" calcext:value-type="string">
            <text:p>AI , deep learning</text:p>
          </table:table-cell>
          <table:table-cell table:style-name="ce58" office:value-type="string" calcext:value-type="string">
            <text:p>https://hackernoon.com/up-to-speed-on-deep-learning-june-update-f6fcdea4f52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mileyRating (How Iolved it?)</text:p>
          </table:table-cell>
          <table:table-cell table:style-name="ce22"/>
          <table:table-cell table:style-name="ce22" office:value-type="string" calcext:value-type="string">
            <text:p>UI , UX , smiley , animations</text:p>
          </table:table-cell>
          <table:table-cell table:style-name="ce58" office:value-type="string" calcext:value-type="string">
            <text:p>https://blog.mindorks.com/android-smileyrating-how-i-solved-it-9b5ee30f2c34</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ing Complex Animations in Android</text:p>
          </table:table-cell>
          <table:table-cell table:style-name="ce22"/>
          <table:table-cell table:style-name="ce22" office:value-type="string" calcext:value-type="string">
            <text:p>UI , UX , animations , howto</text:p>
          </table:table-cell>
          <table:table-cell table:style-name="ce58" office:value-type="string" calcext:value-type="string">
            <text:p>https://medium.com/proandroiddev/implementing-complex-animations-in-android-full-working-code-41979cc2369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Lottie</text:p>
          </table:table-cell>
          <table:table-cell table:style-name="ce22" office:value-type="string" calcext:value-type="string">
            <text:p>Oopen-source tool makes adding animation to native apps a snap.</text:p>
          </table:table-cell>
          <table:table-cell table:style-name="ce22" office:value-type="string" calcext:value-type="string">
            <text:p>UI , UX , animations , <text:s/>AirBnB , Google</text:p>
          </table:table-cell>
          <table:table-cell table:style-name="ce58" office:value-type="string" calcext:value-type="string">
            <text:p>https://medium.com/airbnb-engineering/introducing-lottie-4ff4a0afac0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 Lottie to Like</text:p>
          </table:table-cell>
          <table:table-cell table:style-name="ce22"/>
          <table:table-cell table:style-name="ce22" office:value-type="string" calcext:value-type="string">
            <text:p>UI , UX , animations , <text:s/>AirBnB , Google</text:p>
          </table:table-cell>
          <table:table-cell table:style-name="ce58" office:value-type="string" calcext:value-type="string">
            <text:p>https://blog.prototypr.io/a-lottie-to-like-6670f2bed3c5</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otlin — A deeper look</text:p>
          </table:table-cell>
          <table:table-cell table:style-name="ce22" office:value-type="string" calcext:value-type="string">
            <text:p>It feels like magic… But is it really?</text:p>
          </table:table-cell>
          <table:table-cell table:style-name="ce22" office:value-type="string" calcext:value-type="string">
            <text:p>Kotlin , Android , Java</text:p>
          </table:table-cell>
          <table:table-cell table:style-name="ce58" office:value-type="string" calcext:value-type="string">
            <text:p>https://hackernoon.com/kotlin-a-deeper-look-8569d4da36f</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stering ViewPager with Directed Acyclic Graph</text:p>
          </table:table-cell>
          <table:table-cell table:style-name="ce22" office:value-type="string" calcext:value-type="string">
            <text:p>Ever thought of using Directed Acyclic Graph (DAG) with ViewPager? Its a perfect combination.</text:p>
          </table:table-cell>
          <table:table-cell table:style-name="ce22" office:value-type="string" calcext:value-type="string">
            <text:p>UI , UX , ViewPager , graph</text:p>
          </table:table-cell>
          <table:table-cell table:style-name="ce58" office:value-type="string" calcext:value-type="string">
            <text:p>https://android.jlelse.eu/mastering-viewpager-with-directed-acyclic-graph-533ed5ee1e5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inbase : pour bien débuter dans le monde des Bitcoin, Ethereum et Litcoin</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coinbase-pour-bien-d%C3%A9buter-dans-le-monde-des-bitcoin-ethereum-et-litcoin-76ae9cb1c30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 me lance dans le cloud-minage d’Ethereum (ETH)</text:p>
          </table:table-cell>
          <table:table-cell table:style-name="ce22"/>
          <table:table-cell table:style-name="ce19" office:value-type="string" calcext:value-type="string">
            <text:p>BTC , ETH , LTC , Bitcoin , Ethereum , LiteCoin , mining , coin , crypto-monnaie</text:p>
          </table:table-cell>
          <table:table-cell table:style-name="ce58" office:value-type="string" calcext:value-type="string">
            <text:p>https://medium.com/@ulrichrozier/je-me-lance-dans-le-cloud-minage-dethereum-eth-d62d8d6aaab9</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 Introduction to Icon Animation Techniques</text:p>
          </table:table-cell>
          <table:table-cell table:style-name="ce22"/>
          <table:table-cell table:style-name="ce22" office:value-type="string" calcext:value-type="string">
            <text:p>UI , icons , animations</text:p>
          </table:table-cell>
          <table:table-cell table:style-name="ce58" office:value-type="string" calcext:value-type="string">
            <text:p>http://www.androiddesignpatterns.com/2016/11/introduction-to-icon-animation-techniques.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 Enhancing your logging experience</text:p>
          </table:table-cell>
          <table:table-cell table:style-name="ce22"/>
          <table:table-cell table:style-name="ce22" office:value-type="string" calcext:value-type="string">
            <text:p>logger , logs , debug , crash</text:p>
          </table:table-cell>
          <table:table-cell table:style-name="ce58" office:value-type="string" calcext:value-type="string">
            <text:p>https://medium.com/@caueferreira/timber-enhancing-your-logging-experience-330e8af97341</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mon Design Patterns for Android </text:p>
          </table:table-cell>
          <table:table-cell table:style-name="ce22"/>
          <table:table-cell table:style-name="ce22" office:value-type="string" calcext:value-type="string">
            <text:p>Android , pattern , design patterns , conception</text:p>
          </table:table-cell>
          <table:table-cell table:style-name="ce58" office:value-type="string" calcext:value-type="string">
            <text:p>https://www.raywenderlich.com/109843/common-design-patterns-for-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To Write Exciting Conference Proposals</text:p>
          </table:table-cell>
          <table:table-cell table:style-name="ce22"/>
          <table:table-cell table:style-name="ce22" office:value-type="string" calcext:value-type="string">
            <text:p>keynotes , conference , proposals , CFP , talk</text:p>
          </table:table-cell>
          <table:table-cell table:style-name="ce58" office:value-type="string" calcext:value-type="string">
            <text:p>https://www.xaprb.com/blog/how-to-write-exciting-conference-proposa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Instant Apps, step-by-step: how Vimeo went about it</text:p>
          </table:table-cell>
          <table:table-cell table:style-name="ce22"/>
          <table:table-cell table:style-name="ce22" office:value-type="string" calcext:value-type="string">
            <text:p>Vimeo , Instant Apps , how to</text:p>
          </table:table-cell>
          <table:table-cell table:style-name="ce58" office:value-type="string" calcext:value-type="string">
            <text:p>https://medium.com/vimeo-engineering-blog/vimeo-android-instant-apps-2f8b1e94760c</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mment faire un routeur Wi-Fi DIY connecté à Tor avec un Raspberry Pi</text:p>
          </table:table-cell>
          <table:table-cell table:style-name="ce22"/>
          <table:table-cell table:style-name="ce22" office:value-type="string" calcext:value-type="string">
            <text:p>Wi-Fi , DIY , Raspberry Pi , Pi , Tor , router</text:p>
          </table:table-cell>
          <table:table-cell table:style-name="ce58" office:value-type="string" calcext:value-type="string">
            <text:p>http://www.numerama.com/tech/161911-faire-routeur-wifi-connecte-reseau-tor-raspberry-pi.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aday</text:p>
          </table:table-cell>
          <table:table-cell table:style-name="ce22" office:value-type="string" calcext:value-type="string">
            <text:p>Hackaday.io is the world's largest collaborative hardware development community.</text:p>
          </table:table-cell>
          <table:table-cell table:style-name="ce22" office:value-type="string" calcext:value-type="string">
            <text:p>DIY , hack , hackday , hardware , development , community</text:p>
          </table:table-cell>
          <table:table-cell table:style-name="ce58" office:value-type="string" calcext:value-type="string">
            <text:p>https://hackaday.io/</text:p>
          </table:table-cell>
          <table:table-cell table:style-name="ce20" table:number-columns-repeated="21"/>
          <table:table-cell table:number-columns-repeated="230"/>
        </table:table-row>
        <table:table-row table:style-name="ro3" table:number-rows-repeated="63">
          <table:table-cell table:style-name="ce22" table:number-columns-repeated="4"/>
          <table:table-cell table:style-name="ce58"/>
          <table:table-cell table:style-name="ce20" table:number-columns-repeated="21"/>
          <table:table-cell table:number-columns-repeated="230"/>
        </table:table-row>
        <table:table-row table:style-name="ro1" table:number-rows-repeated="244">
          <table:table-cell table:style-name="ce20" table:number-columns-repeated="4"/>
          <table:table-cell table:style-name="ce59"/>
          <table:table-cell table:style-name="ce20" table:number-columns-repeated="21"/>
          <table:table-cell table:number-columns-repeated="230"/>
        </table:table-row>
        <table:table-row table:style-name="ro1">
          <table:table-cell/>
          <table:table-cell table:style-name="ce20" table:number-columns-repeated="3"/>
          <table:table-cell table:style-name="ce59"/>
          <table:table-cell table:style-name="ce20" table:number-columns-repeated="21"/>
          <table:table-cell table:number-columns-repeated="230"/>
        </table:table-row>
        <table:table-row table:style-name="ro1" table:number-rows-repeated="9">
          <table:table-cell table:number-columns-repeated="5"/>
          <table:table-cell table:style-name="ce20"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0" table:default-cell-style-name="ce64"/>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63" office:value-type="string" calcext:value-type="string" table:number-columns-spanned="20" table:number-rows-spanned="3">
            <text:p>Devices</text:p>
          </table:table-cell>
          <table:covered-table-cell table:style-name="ce63"/>
          <table:covered-table-cell table:number-columns-repeated="18" table:style-name="Default"/>
          <table:table-cell table:style-name="ce77"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8"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9"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5"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6"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6"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6"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4"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6"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5"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5"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4"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4"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4"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4"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6"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6"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4"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4"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4"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6"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4"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4"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4"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6"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6"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4"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6"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3"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table:style-name="ce72"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5"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6"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6"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box</text:p>
          </table:table-cell>
          <table:table-cell table:style-name="ce72"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82"/>
        <table:table-column table:style-name="co27" table:default-cell-style-name="ce82"/>
        <table:table-column table:style-name="co28" table:default-cell-style-name="ce82"/>
        <table:table-column table:style-name="co29" table:default-cell-style-name="ce82"/>
        <table:table-column table:style-name="co30" table:default-cell-style-name="ce82"/>
        <table:table-column table:style-name="co31" table:default-cell-style-name="ce82"/>
        <table:table-column table:style-name="co6" table:default-cell-style-name="ce82"/>
        <table:table-column table:style-name="co32" table:default-cell-style-name="ce82"/>
        <table:table-column table:style-name="co6" table:default-cell-style-name="ce82"/>
        <table:table-column table:style-name="co33" table:default-cell-style-name="ce82"/>
        <table:table-column table:style-name="co34" table:default-cell-style-name="ce82"/>
        <table:table-column table:style-name="co31" table:default-cell-style-name="ce82"/>
        <table:table-column table:style-name="co35" table:default-cell-style-name="ce82"/>
        <table:table-column table:style-name="co36" table:number-columns-repeated="2" table:default-cell-style-name="ce82"/>
        <table:table-column table:style-name="co37" table:default-cell-style-name="ce82"/>
        <table:table-column table:style-name="co38" table:default-cell-style-name="ce82"/>
        <table:table-column table:style-name="co39" table:default-cell-style-name="ce82"/>
        <table:table-column table:style-name="co40" table:default-cell-style-name="ce82"/>
        <table:table-column table:style-name="co6" table:number-columns-repeated="238" table:default-cell-style-name="Default"/>
        <table:table-row table:style-name="ro1">
          <table:table-cell table:style-name="ce78" office:value-type="string" calcext:value-type="string" table:number-columns-spanned="20" table:number-rows-spanned="3">
            <text:p>System On Chip (SOC)</text:p>
          </table:table-cell>
          <table:covered-table-cell table:style-name="ce63" office:value-type="string" calcext:value-type="string">
            <text:p>System On Chip (SoC)</text:p>
          </table:covered-table-cell>
          <table:covered-table-cell table:number-columns-repeated="2" table:style-name="ce63"/>
          <table:covered-table-cell table:number-columns-repeated="16" table:style-name="ce79"/>
          <table:table-cell table:number-columns-repeated="238"/>
        </table:table-row>
        <table:table-row table:style-name="ro1">
          <table:covered-table-cell table:number-columns-repeated="20" table:style-name="ce79"/>
          <table:table-cell table:number-columns-repeated="238"/>
        </table:table-row>
        <table:table-row table:style-name="ro1">
          <table:covered-table-cell table:number-columns-repeated="20" table:style-name="ce79"/>
          <table:table-cell table:number-columns-repeated="238"/>
        </table:table-row>
        <table:table-row table:style-name="ro1" table:number-rows-repeated="2">
          <table:table-cell table:style-name="Default" table:number-columns-repeated="20"/>
          <table:table-cell table:style-name="ce89"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90"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6" office:value-type="string" calcext:value-type="string">
            <text:p>smartphone</text:p>
          </table:table-cell>
          <table:table-cell table:style-name="ce83"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9" table:number-columns-repeated="2"/>
          <table:table-cell table:number-columns-repeated="236"/>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80" office:value-type="string" calcext:value-type="string">
            <text:p>smartphone / tablet</text:p>
          </table:table-cell>
          <table:table-cell table:style-name="ce83"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80" office:value-type="string" calcext:value-type="string">
            <text:p>smartphone / tablet</text:p>
          </table:table-cell>
          <table:table-cell table:style-name="ce84"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81" office:value-type="string" calcext:value-type="string">
            <text:p>iPhone 7</text:p>
          </table:table-cell>
          <table:table-cell table:style-name="ce85"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6"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7" office:value-type="string" calcext:value-type="string">
            <text:p>Huawei</text:p>
          </table:table-cell>
          <table:table-cell table:style-name="ce23" office:value-type="string" calcext:value-type="string">
            <text:p>Kirin 96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4 + 4</text:p>
          </table:table-cell>
          <table:table-cell table:style-name="ce23" office:value-type="string" calcext:value-type="string">
            <text:p>2.3 GHz , 1.8 GHz</text:p>
          </table:table-cell>
          <table:table-cell table:style-name="ce23" office:value-type="string" calcext:value-type="string">
            <text:p>?</text:p>
          </table:table-cell>
          <table:table-cell table:style-name="ce23" office:value-type="string" calcext:value-type="string">
            <text:p>ARM Mali G71 MP8</text:p>
          </table:table-cell>
          <table:table-cell table:style-name="ce23"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11:22:12.628259318">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6T11:45:27.448852166</dc:date>
    <meta:editing-duration>P1DT7H18M17S</meta:editing-duration>
    <meta:editing-cycles>418</meta:editing-cycles>
    <meta:generator>LibreOffice/5.1.6.2$Linux_X86_64 LibreOffice_project/10m0$Build-2</meta:generator>
    <meta:document-statistic meta:table-count="4" meta:cell-count="9024" meta:object-count="0"/>
  </office:meta>
</office:document-meta>
</file>